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8.073cm"/>
    </style:style>
    <style:style style:name="co4" style:family="table-column">
      <style:table-column-properties fo:break-before="auto" style:column-width="7.94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65cm"/>
    </style:style>
    <style:style style:name="co8" style:family="table-column">
      <style:table-column-properties fo:break-before="auto" style:column-width="5.676cm"/>
    </style:style>
    <style:style style:name="co9" style:family="table-column">
      <style:table-column-properties fo:break-before="auto" style:column-width="4.54cm"/>
    </style:style>
    <style:style style:name="co10" style:family="table-column">
      <style:table-column-properties fo:break-before="auto" style:column-width="5.904cm"/>
    </style:style>
    <style:style style:name="co11" style:family="table-column">
      <style:table-column-properties fo:break-before="auto" style:column-width="6.812cm"/>
    </style:style>
    <style:style style:name="co12" style:family="table-column">
      <style:table-column-properties fo:break-before="auto" style:column-width="6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7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20"/>
        <table:table-column table:style-name="co2" table:default-cell-style-name="ce23"/>
        <table:table-column table:style-name="co3" table:number-columns-repeated="3" table:default-cell-style-name="ce23"/>
        <table:table-column table:style-name="co4" table:number-columns-repeated="7" table:default-cell-style-name="ce23"/>
        <table:table-column table:style-name="co3" table:number-columns-repeated="3" table:default-cell-style-name="ce23"/>
        <table:table-column table:style-name="co5" table:default-cell-style-name="ce23"/>
        <table:table-column table:style-name="co6" table:number-columns-repeated="1008" table:default-cell-style-name="ce23"/>
        <table:table-row table:style-name="ro1">
          <table:table-cell table:style-name="ce17" office:value-type="string" calcext:value-type="string">
            <text:p>Parser Statistics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8"/>
          <table:table-cell table:style-name="ce2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Statistical profile</text:p>
          </table:table-cell>
          <table:table-cell table:style-name="ce21" table:number-columns-repeated="6"/>
          <table:table-cell table:number-columns-repeated="1017"/>
        </table:table-row>
        <table:table-row table:style-name="ro1">
          <table:table-cell table:style-name="ce18"/>
          <table:table-cell table:style-name="ce22" office:value-type="string" calcext:value-type="string">
            <text:p>DateTime</text:p>
          </table:table-cell>
          <table:table-cell table:style-name="ce22" office:value-type="string" calcext:value-type="string">
            <text:p>PID</text:p>
          </table:table-cell>
          <table:table-cell table:style-name="ce22" office:value-type="string" calcext:value-type="string">
            <text:p>TID</text:p>
          </table:table-cell>
          <table:table-cell table:style-name="ce22" office:value-type="string" calcext:value-type="string">
            <text:p>Priority</text:p>
          </table:table-cell>
          <table:table-cell table:style-name="ce22" office:value-type="string" calcext:value-type="string">
            <text:p>Tag</text:p>
          </table:table-cell>
          <table:table-cell table:style-name="ce22" office:value-type="string" calcext:value-type="string">
            <text:p>Messag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imestamp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entropy</text:p>
          </table:table-cell>
          <table:table-cell office:value-type="float" office:value="1.77057516066639" calcext:value-type="float">
            <text:p>1,77057516066639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average</text:p>
          </table:table-cell>
          <table:table-cell office:value-type="float" office:value="0.00199499499499499" calcext:value-type="float">
            <text:p>0,001994994994995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max</text:p>
          </table:table-cell>
          <table:table-cell office:value-type="float" office:value="0.17" calcext:value-type="float">
            <text:p>0,1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standard deviation</text:p>
          </table:table-cell>
          <table:table-cell office:value-type="float" office:value="0.0106980102073878" calcext:value-type="float">
            <text:p>0,010698010207388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variance</text:p>
          </table:table-cell>
          <table:table-cell office:value-type="float" office:value="0.000114447422397373" calcext:value-type="float">
            <text:p>0,00011444742239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ewest date</text:p>
          </table:table-cell>
          <table:table-cell office:value-type="string" calcext:value-type="string">
            <text:p>12-17 19:31:38,256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Oldest date</text:p>
          </table:table-cell>
          <table:table-cell office:value-type="string" calcext:value-type="string">
            <text:p>12-17 19:31:36,263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imestamp entropy</text:p>
          </table:table-cell>
          <table:table-cell office:value-type="float" office:value="7.73308989175668" calcext:value-type="float">
            <text:p>7,73308989175668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Numeric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ntropy</text:p>
          </table:table-cell>
          <table:table-cell office:value-type="string" calcext:value-type="string">
            <text:p>-</text:p>
          </table:table-cell>
          <table:table-cell office:value-type="float" office:value="2.74357914185032" calcext:value-type="float">
            <text:p>2,74357914185032</text:p>
          </table:table-cell>
          <table:table-cell office:value-type="float" office:value="4.70817237102238" calcext:value-type="float">
            <text:p>4,7081723710223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average</text:p>
          </table:table-cell>
          <table:table-cell office:value-type="string" calcext:value-type="string">
            <text:p>-</text:p>
          </table:table-cell>
          <table:table-cell office:value-type="float" office:value="3040686" calcext:value-type="float">
            <text:p>3040686</text:p>
          </table:table-cell>
          <table:table-cell office:value-type="float" office:value="4241177" calcext:value-type="float">
            <text:p>424117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max</text:p>
          </table:table-cell>
          <table:table-cell office:value-type="string" calcext:value-type="string">
            <text:p>-</text:p>
          </table:table-cell>
          <table:table-cell office:value-type="float" office:value="31949" calcext:value-type="float">
            <text:p>31949</text:p>
          </table:table-cell>
          <table:table-cell office:value-type="float" office:value="31985" calcext:value-type="float">
            <text:p>3198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min</text:p>
          </table:table-cell>
          <table:table-cell office:value-type="string" calcext:value-type="string">
            <text:p>-</text:p>
          </table:table-cell>
          <table:table-cell office:value-type="float" office:value="533" calcext:value-type="float">
            <text:p>533</text:p>
          </table:table-cell>
          <table:table-cell office:value-type="float" office:value="612" calcext:value-type="float">
            <text:p>61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4928.36537925141" calcext:value-type="float">
            <text:p>4928,36537925141</text:p>
          </table:table-cell>
          <table:table-cell office:value-type="float" office:value="5917.87880964716" calcext:value-type="float">
            <text:p>5917,8788096471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variance</text:p>
          </table:table-cell>
          <table:table-cell office:value-type="string" calcext:value-type="string">
            <text:p>-</text:p>
          </table:table-cell>
          <table:table-cell office:value-type="float" office:value="24288785.3114039" calcext:value-type="float">
            <text:p>24288785,3114039</text:p>
          </table:table-cell>
          <table:table-cell office:value-type="float" office:value="35021289.6056709" calcext:value-type="float">
            <text:p>35021289,605670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tring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85140467557628" calcext:value-type="float">
            <text:p>1,85140467557628</text:p>
          </table:table-cell>
          <table:table-cell office:value-type="float" office:value="4.80673247510291" calcext:value-type="float">
            <text:p>4,80673247510291</text:p>
          </table:table-cell>
          <table:table-cell office:value-type="float" office:value="5.32226296924602" calcext:value-type="float">
            <text:p>5,32226296924602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3861" calcext:value-type="float">
            <text:p>386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03023104204835" calcext:value-type="float">
            <text:p>1,03023104204835</text:p>
          </table:table-cell>
          <table:table-cell office:value-type="float" office:value="4.3013578088785" calcext:value-type="float">
            <text:p>4,301357808878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06137600000003" calcext:value-type="float">
            <text:p>1,06137600000003</text:p>
          </table:table-cell>
          <table:table-cell office:value-type="float" office:value="18.501679" calcext:value-type="float">
            <text:p>18,501679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710" calcext:value-type="float">
            <text:p>7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805" calcext:value-type="float">
            <text:p>180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039" calcext:value-type="float">
            <text:p>16039</text:p>
          </table:table-cell>
          <table:table-cell office:value-type="float" office:value="62223" calcext:value-type="float">
            <text:p>62223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64" calcext:value-type="float">
            <text:p>56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.54014365285658" calcext:value-type="float">
            <text:p>6,54014365285658</text:p>
          </table:table-cell>
          <table:table-cell office:value-type="float" office:value="66.4274737665073" calcext:value-type="float">
            <text:p>66,4274737665073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2.7734790000002" calcext:value-type="float">
            <text:p>42,7734790000002</text:p>
          </table:table-cell>
          <table:table-cell office:value-type="float" office:value="4412.60927100001" calcext:value-type="float">
            <text:p>4412,6092710000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85140467557628" calcext:value-type="float">
            <text:p>1,85140467557628</text:p>
          </table:table-cell>
          <table:table-cell office:value-type="float" office:value="6.47849834106516" calcext:value-type="float">
            <text:p>6,47849834106516</text:p>
          </table:table-cell>
          <table:table-cell office:value-type="float" office:value="9.07103504573568" calcext:value-type="float">
            <text:p>9,0710350457356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85140467557628" calcext:value-type="float">
            <text:p>1,85140467557628</text:p>
          </table:table-cell>
          <table:table-cell office:value-type="float" office:value="5.42737746728923" calcext:value-type="float">
            <text:p>5,42737746728923</text:p>
          </table:table-cell>
          <table:table-cell office:value-type="float" office:value="9.80704332099125" calcext:value-type="float">
            <text:p>9,8070433209912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039" calcext:value-type="float">
            <text:p>16039</text:p>
          </table:table-cell>
          <table:table-cell office:value-type="float" office:value="62223" calcext:value-type="float">
            <text:p>62223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64" calcext:value-type="float">
            <text:p>56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.54014365285658" calcext:value-type="float">
            <text:p>6,54014365285658</text:p>
          </table:table-cell>
          <table:table-cell office:value-type="float" office:value="66.4274737665073" calcext:value-type="float">
            <text:p>66,4274737665073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2.7734790000002" calcext:value-type="float">
            <text:p>42,7734790000002</text:p>
          </table:table-cell>
          <table:table-cell office:value-type="float" office:value="4412.60927100001" calcext:value-type="float">
            <text:p>4412,609271000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Execution call tracker</text:p>
          </table:table-cell>
          <table:table-cell table:style-name="ce21" table:number-columns-repeated="6"/>
          <table:table-cell table:style-name="ce12" table:number-columns-repeated="9"/>
          <table:table-cell table:number-columns-repeated="1008"/>
        </table:table-row>
        <table:table-row table:style-name="ro1">
          <table:table-cell table:style-name="ce18" office:value-type="string" calcext:value-type="string">
            <text:p>Function name</text:p>
          </table:table-cell>
          <table:table-cell table:style-name="ce8" office:value-type="string" calcext:value-type="string">
            <text:p>Execution time</text:p>
          </table:table-cell>
          <table:table-cell table:style-name="ce22" table:number-columns-repeated="4"/>
          <table:table-cell table:style-name="ce22" office:value-type="string" calcext:value-type="string">
            <text:p>Call count</text:p>
          </table:table-cell>
          <table:table-cell table:style-name="ce12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Getdescription emit columnar statistics</text:p>
          </table:table-cell>
          <table:table-cell table:style-name="ce15" office:value-type="string" calcext:value-type="string">
            <text:p>Median in seconds</text:p>
          </table:table-cell>
          <table:table-cell table:style-name="ce15" office:value-type="string" calcext:value-type="string">
            <text:p>Mean in seconds</text:p>
          </table:table-cell>
          <table:table-cell table:style-name="ce15" office:value-type="string" calcext:value-type="string">
            <text:p>Min in seconds</text:p>
          </table:table-cell>
          <table:table-cell table:style-name="ce15" office:value-type="string" calcext:value-type="string">
            <text:p>Max in seconds</text:p>
          </table:table-cell>
          <table:table-cell table:style-name="ce15" office:value-type="string" calcext:value-type="string">
            <text:p>Standard deviation in seconds </text:p>
          </table:table-cell>
          <table:table-cell table:style-name="ce15"/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Getdescription emit columnar statistics</text:p>
          </table:table-cell>
          <table:table-cell table:number-columns-repeated="4" table:style-name="ce10" office:value-type="float" office:value="19.222456" calcext:value-type="float">
            <text:p>1,92E+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Stringprocessor.process</text:p>
          </table:table-cell>
          <table:table-cell table:style-name="ce10" office:value-type="float" office:value="4.445377" calcext:value-type="float">
            <text:p>4,45E+00</text:p>
          </table:table-cell>
          <table:table-cell table:style-name="ce10" office:value-type="float" office:value="4.414674" calcext:value-type="float">
            <text:p>4,41E+00</text:p>
          </table:table-cell>
          <table:table-cell table:style-name="ce10" office:value-type="float" office:value="4.30788" calcext:value-type="float">
            <text:p>4,31E+00</text:p>
          </table:table-cell>
          <table:table-cell table:style-name="ce10" office:value-type="float" office:value="4.490765" calcext:value-type="float">
            <text:p>4,49E+00</text:p>
          </table:table-cell>
          <table:table-cell table:style-name="ce10" office:value-type="float" office:value="0.0952299136983751" calcext:value-type="float">
            <text:p>9,52E-02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Timestampprocessor.process</text:p>
          </table:table-cell>
          <table:table-cell table:number-columns-repeated="4" table:style-name="ce10" office:value-type="float" office:value="2.420929" calcext:value-type="float">
            <text:p>2,42E+00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Numericprocessor.process</text:p>
          </table:table-cell>
          <table:table-cell table:number-columns-repeated="2" table:style-name="ce10" office:value-type="float" office:value="1.665207" calcext:value-type="float">
            <text:p>1,67E+00</text:p>
          </table:table-cell>
          <table:table-cell table:style-name="ce10" office:value-type="float" office:value="1.659129" calcext:value-type="float">
            <text:p>1,66E+00</text:p>
          </table:table-cell>
          <table:table-cell table:style-name="ce10" office:value-type="float" office:value="1.671285" calcext:value-type="float">
            <text:p>1,67E+00</text:p>
          </table:table-cell>
          <table:table-cell table:style-name="ce10" office:value-type="float" office:value="0.00859559003210371" calcext:value-type="float">
            <text:p>8,60E-03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Timestampprocessor. get delta time in seconds statistics</text:p>
          </table:table-cell>
          <table:table-cell table:number-columns-repeated="4" table:style-name="ce10" office:value-type="float" office:value="1.041252" calcext:value-type="float">
            <text:p>1,04E+00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Stringprocessor. get message length statistics</text:p>
          </table:table-cell>
          <table:table-cell table:style-name="ce10" office:value-type="float" office:value="0.985296" calcext:value-type="float">
            <text:p>9,85E-01</text:p>
          </table:table-cell>
          <table:table-cell table:style-name="ce10" office:value-type="float" office:value="0.984119" calcext:value-type="float">
            <text:p>9,84E-01</text:p>
          </table:table-cell>
          <table:table-cell table:style-name="ce10" office:value-type="float" office:value="0.94886" calcext:value-type="float">
            <text:p>9,49E-01</text:p>
          </table:table-cell>
          <table:table-cell table:style-name="ce10" office:value-type="float" office:value="1.018201" calcext:value-type="float">
            <text:p>1,02E+00</text:p>
          </table:table-cell>
          <table:table-cell table:style-name="ce10" office:value-type="float" office:value="0.034685480636716" calcext:value-type="float">
            <text:p>3,47E-02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Stringprocessor. get words length statistics</text:p>
          </table:table-cell>
          <table:table-cell table:style-name="ce10" office:value-type="float" office:value="0.937128" calcext:value-type="float">
            <text:p>9,37E-01</text:p>
          </table:table-cell>
          <table:table-cell table:style-name="ce10" office:value-type="float" office:value="0.936416333333333" calcext:value-type="float">
            <text:p>9,36E-01</text:p>
          </table:table-cell>
          <table:table-cell table:style-name="ce10" office:value-type="float" office:value="0.934508" calcext:value-type="float">
            <text:p>9,35E-01</text:p>
          </table:table-cell>
          <table:table-cell table:style-name="ce10" office:value-type="float" office:value="0.937613" calcext:value-type="float">
            <text:p>9,38E-01</text:p>
          </table:table-cell>
          <table:table-cell table:style-name="ce10" office:value-type="float" office:value="0.00167036173726927" calcext:value-type="float">
            <text:p>1,67E-03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Stringprocessor. get count blank spaces statistics</text:p>
          </table:table-cell>
          <table:table-cell table:style-name="ce10" office:value-type="float" office:value="0.929195" calcext:value-type="float">
            <text:p>9,29E-01</text:p>
          </table:table-cell>
          <table:table-cell table:style-name="ce10" office:value-type="float" office:value="0.928874" calcext:value-type="float">
            <text:p>9,29E-01</text:p>
          </table:table-cell>
          <table:table-cell table:style-name="ce10" office:value-type="float" office:value="0.916126" calcext:value-type="float">
            <text:p>9,16E-01</text:p>
          </table:table-cell>
          <table:table-cell table:style-name="ce10" office:value-type="float" office:value="0.941301" calcext:value-type="float">
            <text:p>9,41E-01</text:p>
          </table:table-cell>
          <table:table-cell table:style-name="ce10" office:value-type="float" office:value="0.0125905693675862" calcext:value-type="float">
            <text:p>1,26E-02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Columnstatisticscalculator.calculate number statistics</text:p>
          </table:table-cell>
          <table:table-cell table:style-name="ce10" office:value-type="float" office:value="0.9267515" calcext:value-type="float">
            <text:p>9,27E-01</text:p>
          </table:table-cell>
          <table:table-cell table:style-name="ce10" office:value-type="float" office:value="0.945294833333333" calcext:value-type="float">
            <text:p>9,45E-01</text:p>
          </table:table-cell>
          <table:table-cell table:style-name="ce10" office:value-type="float" office:value="0.903332" calcext:value-type="float">
            <text:p>9,03E-01</text:p>
          </table:table-cell>
          <table:table-cell table:style-name="ce10" office:value-type="float" office:value="1.04124" calcext:value-type="float">
            <text:p>1,04E+00</text:p>
          </table:table-cell>
          <table:table-cell table:style-name="ce10" office:value-type="float" office:value="0.0412588081281018" calcext:value-type="float">
            <text:p>4,13E-02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Statefulworkflowbreakercheckpointer.checkpoint</text:p>
          </table:table-cell>
          <table:table-cell table:number-columns-repeated="4" table:style-name="ce10" office:value-type="float" office:value="0.27944" calcext:value-type="float">
            <text:p>2,79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Columnstatisticscalculator.calculate average count</text:p>
          </table:table-cell>
          <table:table-cell table:style-name="ce10" office:value-type="float" office:value="0.2736655" calcext:value-type="float">
            <text:p>2,74E-01</text:p>
          </table:table-cell>
          <table:table-cell table:style-name="ce10" office:value-type="float" office:value="0.274063" calcext:value-type="float">
            <text:p>2,74E-01</text:p>
          </table:table-cell>
          <table:table-cell table:style-name="ce10" office:value-type="float" office:value="0.257282" calcext:value-type="float">
            <text:p>2,57E-01</text:p>
          </table:table-cell>
          <table:table-cell table:style-name="ce10" office:value-type="float" office:value="0.301365" calcext:value-type="float">
            <text:p>3,01E-01</text:p>
          </table:table-cell>
          <table:table-cell table:style-name="ce10" office:value-type="float" office:value="0.0115081897399595" calcext:value-type="float">
            <text:p>1,15E-02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Columnstatisticscalculator.calculate min max</text:p>
          </table:table-cell>
          <table:table-cell table:style-name="ce10" office:value-type="float" office:value="0.266854" calcext:value-type="float">
            <text:p>2,67E-01</text:p>
          </table:table-cell>
          <table:table-cell table:style-name="ce10" office:value-type="float" office:value="0.269192461538462" calcext:value-type="float">
            <text:p>2,69E-01</text:p>
          </table:table-cell>
          <table:table-cell table:style-name="ce10" office:value-type="float" office:value="0.255325" calcext:value-type="float">
            <text:p>2,55E-01</text:p>
          </table:table-cell>
          <table:table-cell table:style-name="ce10" office:value-type="float" office:value="0.309029" calcext:value-type="float">
            <text:p>3,09E-01</text:p>
          </table:table-cell>
          <table:table-cell table:style-name="ce10" office:value-type="float" office:value="0.0128726825009099" calcext:value-type="float">
            <text:p>1,29E-02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Columnstatisticscalculator.calculate variance</text:p>
          </table:table-cell>
          <table:table-cell table:style-name="ce10" office:value-type="float" office:value="0.2632105" calcext:value-type="float">
            <text:p>2,63E-01</text:p>
          </table:table-cell>
          <table:table-cell table:style-name="ce10" office:value-type="float" office:value="0.265276333333333" calcext:value-type="float">
            <text:p>2,65E-01</text:p>
          </table:table-cell>
          <table:table-cell table:style-name="ce10" office:value-type="float" office:value="0.2593" calcext:value-type="float">
            <text:p>2,59E-01</text:p>
          </table:table-cell>
          <table:table-cell table:style-name="ce10" office:value-type="float" office:value="0.273726" calcext:value-type="float">
            <text:p>2,74E-01</text:p>
          </table:table-cell>
          <table:table-cell table:style-name="ce10" office:value-type="float" office:value="0.00464209122806704" calcext:value-type="float">
            <text:p>4,64E-03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Timestampprocessor. calculate delta time in seconds entropy</text:p>
          </table:table-cell>
          <table:table-cell table:number-columns-repeated="4" table:style-name="ce10" office:value-type="float" office:value="0.260695" calcext:value-type="float">
            <text:p>2,61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Tupleprocessor.process</text:p>
          </table:table-cell>
          <table:table-cell table:number-columns-repeated="4" table:style-name="ce10" office:value-type="float" office:value="0.260055" calcext:value-type="float">
            <text:p>2,60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Tupleprocessor. calculate tuple entropy</text:p>
          </table:table-cell>
          <table:table-cell table:number-columns-repeated="4" table:style-name="ce10" office:value-type="float" office:value="0.259732" calcext:value-type="float">
            <text:p>2,60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Timestampprocessor. calculate timestamp entropy</text:p>
          </table:table-cell>
          <table:table-cell table:number-columns-repeated="4" table:style-name="ce10" office:value-type="float" office:value="0.245395" calcext:value-type="float">
            <text:p>2,45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Columnstatisticscalculator.calculate entropy</text:p>
          </table:table-cell>
          <table:table-cell table:style-name="ce10" office:value-type="float" office:value="0.2396495" calcext:value-type="float">
            <text:p>2,40E-01</text:p>
          </table:table-cell>
          <table:table-cell table:style-name="ce10" office:value-type="float" office:value="0.230092142857143" calcext:value-type="float">
            <text:p>2,30E-01</text:p>
          </table:table-cell>
          <table:table-cell table:style-name="ce10" office:value-type="float" office:value="0.173944" calcext:value-type="float">
            <text:p>1,74E-01</text:p>
          </table:table-cell>
          <table:table-cell table:style-name="ce10" office:value-type="float" office:value="0.260646" calcext:value-type="float">
            <text:p>2,61E-01</text:p>
          </table:table-cell>
          <table:table-cell table:style-name="ce10" office:value-type="float" office:value="0.0284918326107059" calcext:value-type="float">
            <text:p>2,85E-02</text:p>
          </table:table-cell>
          <table:table-cell table:style-name="ce11" office:value-type="float" office:value="14" calcext:value-type="float">
            <text:p>14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Stringprocessor. calculate messages entropy</text:p>
          </table:table-cell>
          <table:table-cell table:style-name="ce10" office:value-type="float" office:value="0.239393" calcext:value-type="float">
            <text:p>2,39E-01</text:p>
          </table:table-cell>
          <table:table-cell table:style-name="ce10" office:value-type="float" office:value="0.237171666666667" calcext:value-type="float">
            <text:p>2,37E-01</text:p>
          </table:table-cell>
          <table:table-cell table:style-name="ce10" office:value-type="float" office:value="0.231863" calcext:value-type="float">
            <text:p>2,32E-01</text:p>
          </table:table-cell>
          <table:table-cell table:style-name="ce10" office:value-type="float" office:value="0.240259" calcext:value-type="float">
            <text:p>2,40E-01</text:p>
          </table:table-cell>
          <table:table-cell table:style-name="ce10" office:value-type="float" office:value="0.0046177857608743" calcext:value-type="float">
            <text:p>4,62E-03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Stringprocessor. calculate words entropy</text:p>
          </table:table-cell>
          <table:table-cell table:style-name="ce10" office:value-type="float" office:value="0.237575" calcext:value-type="float">
            <text:p>2,38E-01</text:p>
          </table:table-cell>
          <table:table-cell table:style-name="ce10" office:value-type="float" office:value="0.217181" calcext:value-type="float">
            <text:p>2,17E-01</text:p>
          </table:table-cell>
          <table:table-cell table:style-name="ce10" office:value-type="float" office:value="0.173983" calcext:value-type="float">
            <text:p>1,74E-01</text:p>
          </table:table-cell>
          <table:table-cell table:style-name="ce10" office:value-type="float" office:value="0.239985" calcext:value-type="float">
            <text:p>2,40E-01</text:p>
          </table:table-cell>
          <table:table-cell table:style-name="ce10" office:value-type="float" office:value="0.037429966978345" calcext:value-type="float">
            <text:p>3,74E-02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Stringprocessor. calculate distinct words count</text:p>
          </table:table-cell>
          <table:table-cell table:style-name="ce10" office:value-type="float" office:value="0.212224" calcext:value-type="float">
            <text:p>2,12E-01</text:p>
          </table:table-cell>
          <table:table-cell table:style-name="ce10" office:value-type="float" office:value="0.214584333333333" calcext:value-type="float">
            <text:p>2,15E-01</text:p>
          </table:table-cell>
          <table:table-cell table:style-name="ce10" office:value-type="float" office:value="0.207349" calcext:value-type="float">
            <text:p>2,07E-01</text:p>
          </table:table-cell>
          <table:table-cell table:style-name="ce10" office:value-type="float" office:value="0.22418" calcext:value-type="float">
            <text:p>2,24E-01</text:p>
          </table:table-cell>
          <table:table-cell table:style-name="ce10" office:value-type="float" office:value="0.00866019747657832" calcext:value-type="float">
            <text:p>8,66E-03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Stringprocessor. calculate distinct characters count</text:p>
          </table:table-cell>
          <table:table-cell table:style-name="ce10" office:value-type="float" office:value="0.205325" calcext:value-type="float">
            <text:p>2,05E-01</text:p>
          </table:table-cell>
          <table:table-cell table:style-name="ce10" office:value-type="float" office:value="0.206351" calcext:value-type="float">
            <text:p>2,06E-01</text:p>
          </table:table-cell>
          <table:table-cell table:style-name="ce10" office:value-type="float" office:value="0.196975" calcext:value-type="float">
            <text:p>1,97E-01</text:p>
          </table:table-cell>
          <table:table-cell table:style-name="ce10" office:value-type="float" office:value="0.216753" calcext:value-type="float">
            <text:p>2,17E-01</text:p>
          </table:table-cell>
          <table:table-cell table:style-name="ce10" office:value-type="float" office:value="0.00992883819991041" calcext:value-type="float">
            <text:p>9,93E-03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Stringprocessor. calculate characters entropy</text:p>
          </table:table-cell>
          <table:table-cell table:style-name="ce10" office:value-type="float" office:value="0.184825" calcext:value-type="float">
            <text:p>1,85E-01</text:p>
          </table:table-cell>
          <table:table-cell table:style-name="ce10" office:value-type="float" office:value="0.200145666666667" calcext:value-type="float">
            <text:p>2,00E-01</text:p>
          </table:table-cell>
          <table:table-cell table:style-name="ce10" office:value-type="float" office:value="0.180926" calcext:value-type="float">
            <text:p>1,81E-01</text:p>
          </table:table-cell>
          <table:table-cell table:style-name="ce10" office:value-type="float" office:value="0.234686" calcext:value-type="float">
            <text:p>2,35E-01</text:p>
          </table:table-cell>
          <table:table-cell table:style-name="ce10" office:value-type="float" office:value="0.0299762659504704" calcext:value-type="float">
            <text:p>3,00E-02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Timestampprocessor. calculate distinct rows count</text:p>
          </table:table-cell>
          <table:table-cell table:number-columns-repeated="4" table:style-name="ce10" office:value-type="float" office:value="0.173113" calcext:value-type="float">
            <text:p>1,73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Numericprocessor. calculate distinct rows count</text:p>
          </table:table-cell>
          <table:table-cell table:number-columns-repeated="2" table:style-name="ce10" office:value-type="float" office:value="0.172374" calcext:value-type="float">
            <text:p>1,72E-01</text:p>
          </table:table-cell>
          <table:table-cell table:style-name="ce10" office:value-type="float" office:value="0.171337" calcext:value-type="float">
            <text:p>1,71E-01</text:p>
          </table:table-cell>
          <table:table-cell table:style-name="ce10" office:value-type="float" office:value="0.173411" calcext:value-type="float">
            <text:p>1,73E-01</text:p>
          </table:table-cell>
          <table:table-cell table:style-name="ce10" office:value-type="float" office:value="0.00146653946418089" calcext:value-type="float">
            <text:p>1,47E-03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Stringprocessor. calculate distinct messages count</text:p>
          </table:table-cell>
          <table:table-cell table:style-name="ce10" office:value-type="float" office:value="0.167143" calcext:value-type="float">
            <text:p>1,67E-01</text:p>
          </table:table-cell>
          <table:table-cell table:style-name="ce10" office:value-type="float" office:value="0.170571666666667" calcext:value-type="float">
            <text:p>1,71E-01</text:p>
          </table:table-cell>
          <table:table-cell table:style-name="ce10" office:value-type="float" office:value="0.16645" calcext:value-type="float">
            <text:p>1,66E-01</text:p>
          </table:table-cell>
          <table:table-cell table:style-name="ce10" office:value-type="float" office:value="0.178122" calcext:value-type="float">
            <text:p>1,78E-01</text:p>
          </table:table-cell>
          <table:table-cell table:style-name="ce10" office:value-type="float" office:value="0.00654795482065457" calcext:value-type="float">
            <text:p>6,55E-03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Timestampprocessor. calculate null rows count</text:p>
          </table:table-cell>
          <table:table-cell table:number-columns-repeated="4" table:style-name="ce10" office:value-type="float" office:value="0.084746" calcext:value-type="float">
            <text:p>8,47E-02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Numericprocessor. calculate null rows count</text:p>
          </table:table-cell>
          <table:table-cell table:number-columns-repeated="2" table:style-name="ce10" office:value-type="float" office:value="0.0826095" calcext:value-type="float">
            <text:p>8,26E-02</text:p>
          </table:table-cell>
          <table:table-cell table:style-name="ce10" office:value-type="float" office:value="0.082074" calcext:value-type="float">
            <text:p>8,21E-02</text:p>
          </table:table-cell>
          <table:table-cell table:style-name="ce10" office:value-type="float" office:value="0.083145" calcext:value-type="float">
            <text:p>8,31E-02</text:p>
          </table:table-cell>
          <table:table-cell table:style-name="ce10" office:value-type="float" office:value="0.000757311362650794" calcext:value-type="float">
            <text:p>7,57E-04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Numericprocessor. calculate not null rows count</text:p>
          </table:table-cell>
          <table:table-cell table:number-columns-repeated="2" table:style-name="ce10" office:value-type="float" office:value="0.082245" calcext:value-type="float">
            <text:p>8,22E-02</text:p>
          </table:table-cell>
          <table:table-cell table:style-name="ce10" office:value-type="float" office:value="0.081188" calcext:value-type="float">
            <text:p>8,12E-02</text:p>
          </table:table-cell>
          <table:table-cell table:style-name="ce10" office:value-type="float" office:value="0.083302" calcext:value-type="float">
            <text:p>8,33E-02</text:p>
          </table:table-cell>
          <table:table-cell table:style-name="ce10" office:value-type="float" office:value="0.00149482373542836" calcext:value-type="float">
            <text:p>1,49E-03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Timestampprocessor. calculate not null rows count</text:p>
          </table:table-cell>
          <table:table-cell table:number-columns-repeated="4" table:style-name="ce10" office:value-type="float" office:value="0.082088" calcext:value-type="float">
            <text:p>8,21E-02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Stringprocessor. calculate null rows count</text:p>
          </table:table-cell>
          <table:table-cell table:style-name="ce10" office:value-type="float" office:value="0.08127" calcext:value-type="float">
            <text:p>8,13E-02</text:p>
          </table:table-cell>
          <table:table-cell table:style-name="ce10" office:value-type="float" office:value="0.0819093333333333" calcext:value-type="float">
            <text:p>8,19E-02</text:p>
          </table:table-cell>
          <table:table-cell table:style-name="ce10" office:value-type="float" office:value="0.077417" calcext:value-type="float">
            <text:p>7,74E-02</text:p>
          </table:table-cell>
          <table:table-cell table:style-name="ce10" office:value-type="float" office:value="0.087041" calcext:value-type="float">
            <text:p>8,70E-02</text:p>
          </table:table-cell>
          <table:table-cell table:style-name="ce10" office:value-type="float" office:value="0.00484374899569882" calcext:value-type="float">
            <text:p>4,84E-03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Stringprocessor. calculate not null rows count</text:p>
          </table:table-cell>
          <table:table-cell table:style-name="ce10" office:value-type="float" office:value="0.079037" calcext:value-type="float">
            <text:p>7,90E-02</text:p>
          </table:table-cell>
          <table:table-cell table:style-name="ce10" office:value-type="float" office:value="0.0792536666666667" calcext:value-type="float">
            <text:p>7,93E-02</text:p>
          </table:table-cell>
          <table:table-cell table:style-name="ce10" office:value-type="float" office:value="0.078954" calcext:value-type="float">
            <text:p>7,90E-02</text:p>
          </table:table-cell>
          <table:table-cell table:style-name="ce10" office:value-type="float" office:value="0.07977" calcext:value-type="float">
            <text:p>7,98E-02</text:p>
          </table:table-cell>
          <table:table-cell table:style-name="ce10" office:value-type="float" office:value="0.000449079428757689" calcext:value-type="float">
            <text:p>4,49E-04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9" office:value-type="string" calcext:value-type="string">
            <text:p>Columnstatisticscalculator. calculate standard deviation</text:p>
          </table:table-cell>
          <table:table-cell table:style-name="ce10" office:value-type="float" office:value="0.000005" calcext:value-type="float">
            <text:p>5,00E-06</text:p>
          </table:table-cell>
          <table:table-cell table:style-name="ce10" office:value-type="float" office:value="0.00000541666666666667" calcext:value-type="float">
            <text:p>5,42E-06</text:p>
          </table:table-cell>
          <table:table-cell table:style-name="ce10" office:value-type="float" office:value="0.000005" calcext:value-type="float">
            <text:p>5,00E-06</text:p>
          </table:table-cell>
          <table:table-cell table:style-name="ce10" office:value-type="float" office:value="0.000006" calcext:value-type="float">
            <text:p>6,00E-06</text:p>
          </table:table-cell>
          <table:table-cell table:style-name="ce10" office:value-type="float" office:value="0.00000051492865054444" calcext:value-type="float">
            <text:p>5,15E-07</text:p>
          </table:table-cell>
          <table:table-cell table:style-name="ce11" office:value-type="float" office:value="12" calcext:value-type="float">
            <text:p>12</text:p>
          </table:table-cell>
          <table:table-cell table:style-name="ce12" table:number-columns-repeated="9"/>
          <table:table-cell table:number-columns-repeated="1008"/>
        </table:table-row>
        <table:table-row table:style-name="ro1" table:number-rows-repeated="231">
          <table:table-cell table:number-columns-repeated="7"/>
          <table:table-cell table:style-name="ce12" table:number-columns-repeated="9"/>
          <table:table-cell table:number-columns-repeated="1008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4 files" table:style-name="ta1">
        <table:table-column table:style-name="co1" table:default-cell-style-name="ce20"/>
        <table:table-column table:style-name="co2" table:default-cell-style-name="ce23"/>
        <table:table-column table:style-name="co3" table:number-columns-repeated="2" table:default-cell-style-name="ce23"/>
        <table:table-column table:style-name="co4" table:number-columns-repeated="8" table:default-cell-style-name="ce23"/>
        <table:table-column table:style-name="co3" table:number-columns-repeated="3" table:default-cell-style-name="ce23"/>
        <table:table-column table:style-name="co5" table:default-cell-style-name="ce23"/>
        <table:table-column table:style-name="co6" table:number-columns-repeated="1008" table:default-cell-style-name="ce23"/>
        <table:table-row table:style-name="ro1">
          <table:table-cell table:style-name="ce17" office:value-type="string" calcext:value-type="string">
            <text:p>Parser Statistics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8"/>
          <table:table-cell table:style-name="ce2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Filtered out rows count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Lost rows percentage</text:p>
          </table:table-cell>
          <table:table-cell office:value-type="float" office:value="0.06" calcext:value-type="float">
            <text:p>0,06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Statistical profile</text:p>
          </table:table-cell>
          <table:table-cell table:style-name="ce21" table:number-columns-repeated="6"/>
          <table:table-cell table:number-columns-repeated="1017"/>
        </table:table-row>
        <table:table-row table:style-name="ro1">
          <table:table-cell table:style-name="ce18"/>
          <table:table-cell table:style-name="ce22" office:value-type="string" calcext:value-type="string">
            <text:p>DateTime</text:p>
          </table:table-cell>
          <table:table-cell table:style-name="ce22" office:value-type="string" calcext:value-type="string">
            <text:p>PID</text:p>
          </table:table-cell>
          <table:table-cell table:style-name="ce22" office:value-type="string" calcext:value-type="string">
            <text:p>TID</text:p>
          </table:table-cell>
          <table:table-cell table:style-name="ce22" office:value-type="string" calcext:value-type="string">
            <text:p>Priority</text:p>
          </table:table-cell>
          <table:table-cell table:style-name="ce22" office:value-type="string" calcext:value-type="string">
            <text:p>Tag</text:p>
          </table:table-cell>
          <table:table-cell table:style-name="ce22" office:value-type="string" calcext:value-type="string">
            <text:p>Messag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imestamp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</text:p>
          </table:table-cell>
          <table:table-cell office:value-type="float" office:value="3273" calcext:value-type="float">
            <text:p>3273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office:value-type="float" office:value="9994" calcext:value-type="float">
            <text:p>9994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entropy</text:p>
          </table:table-cell>
          <table:table-cell office:value-type="float" office:value="1.77070821009694" calcext:value-type="float">
            <text:p>1,77070821009694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average</text:p>
          </table:table-cell>
          <table:table-cell office:value-type="float" office:value="0.00205523866706696" calcext:value-type="float">
            <text:p>0,00205523866706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max</text:p>
          </table:table-cell>
          <table:table-cell office:value-type="float" office:value="757" calcext:value-type="float">
            <text:p>75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standard deviation</text:p>
          </table:table-cell>
          <table:table-cell office:value-type="float" office:value="0.0149642206731872" calcext:value-type="float">
            <text:p>0,01496422067318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variance</text:p>
          </table:table-cell>
          <table:table-cell office:value-type="float" office:value="0.000223927900355842" calcext:value-type="float">
            <text:p>0,000223927900356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ewest date</text:p>
          </table:table-cell>
          <table:table-cell office:value-type="string" calcext:value-type="string">
            <text:p>12-17 19:31:56,801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Oldest date</text:p>
          </table:table-cell>
          <table:table-cell office:value-type="string" calcext:value-type="string">
            <text:p>12-17 19:31:36,263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imestamp entropy</text:p>
          </table:table-cell>
          <table:table-cell office:value-type="float" office:value="11.0757116696864" calcext:value-type="float">
            <text:p>11,0757116696864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Numeric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994" calcext:value-type="float">
            <text:p>999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ntropy</text:p>
          </table:table-cell>
          <table:table-cell office:value-type="string" calcext:value-type="string">
            <text:p>-</text:p>
          </table:table-cell>
          <table:table-cell office:value-type="float" office:value="2.8950887705676" calcext:value-type="float">
            <text:p>2,8950887705676</text:p>
          </table:table-cell>
          <table:table-cell office:value-type="float" office:value="5.26198224855785" calcext:value-type="float">
            <text:p>5,2619822485578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average</text:p>
          </table:table-cell>
          <table:table-cell office:value-type="string" calcext:value-type="string">
            <text:p>-</text:p>
          </table:table-cell>
          <table:table-cell office:value-type="float" office:value="3106.34980988593" calcext:value-type="float">
            <text:p>3106,34980988593</text:p>
          </table:table-cell>
          <table:table-cell office:value-type="float" office:value="4197.84530718431" calcext:value-type="float">
            <text:p>4197,8453071843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max</text:p>
          </table:table-cell>
          <table:table-cell office:value-type="string" calcext:value-type="string">
            <text:p>-</text:p>
          </table:table-cell>
          <table:table-cell office:value-type="float" office:value="31949" calcext:value-type="float">
            <text:p>31949</text:p>
          </table:table-cell>
          <table:table-cell office:value-type="float" office:value="31985" calcext:value-type="float">
            <text:p>3198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min</text:p>
          </table:table-cell>
          <table:table-cell office:value-type="string" calcext:value-type="string">
            <text:p>-</text:p>
          </table:table-cell>
          <table:table-cell office:value-type="float" office:value="533" calcext:value-type="float">
            <text:p>533</text:p>
          </table:table-cell>
          <table:table-cell office:value-type="float" office:value="612" calcext:value-type="float">
            <text:p>61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4700.29084686585" calcext:value-type="float">
            <text:p>4700,29084686585</text:p>
          </table:table-cell>
          <table:table-cell office:value-type="float" office:value="5412.68341107351" calcext:value-type="float">
            <text:p>5412,6834110735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variance</text:p>
          </table:table-cell>
          <table:table-cell office:value-type="string" calcext:value-type="string">
            <text:p>-</text:p>
          </table:table-cell>
          <table:table-cell office:value-type="float" office:value="22092734.0451309" calcext:value-type="float">
            <text:p>22092734,0451309</text:p>
          </table:table-cell>
          <table:table-cell office:value-type="float" office:value="29297141.7085103" calcext:value-type="float">
            <text:p>29297141,708510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tring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84925922037258" calcext:value-type="float">
            <text:p>1,84925922037258</text:p>
          </table:table-cell>
          <table:table-cell office:value-type="float" office:value="4.82361441371158" calcext:value-type="float">
            <text:p>4,82361441371158</text:p>
          </table:table-cell>
          <table:table-cell office:value-type="float" office:value="5.38140912903567" calcext:value-type="float">
            <text:p>5,3814091290356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396838102861717" calcext:value-type="float">
            <text:p>0,396838102861717</text:p>
          </table:table-cell>
          <table:table-cell office:value-type="float" office:value="4.20294205944161" calcext:value-type="float">
            <text:p>4,2029420594416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01016150399991" calcext:value-type="float">
            <text:p>1,01016150399991</text:p>
          </table:table-cell>
          <table:table-cell office:value-type="float" office:value="5.15845617597256" calcext:value-type="float">
            <text:p>5,15845617597256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02042626416336" calcext:value-type="float">
            <text:p>1,02042626416336</text:p>
          </table:table-cell>
          <table:table-cell office:value-type="float" office:value="26.6096701194295" calcext:value-type="float">
            <text:p>26,609670119429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2054" calcext:value-type="float">
            <text:p>205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3887" calcext:value-type="float">
            <text:p>388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9994" calcext:value-type="float">
            <text:p>9994</text:p>
          </table:table-cell>
          <table:table-cell office:value-type="float" office:value="9993" calcext:value-type="float">
            <text:p>9993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.8638182909746" calcext:value-type="float">
            <text:p>15,8638182909746</text:p>
          </table:table-cell>
          <table:table-cell office:value-type="float" office:value="62.0914640248174" calcext:value-type="float">
            <text:p>62,091464024817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64" calcext:value-type="float">
            <text:p>56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.22625291846099" calcext:value-type="float">
            <text:p>6,22625291846099</text:p>
          </table:table-cell>
          <table:table-cell office:value-type="float" office:value="61.1945273640844" calcext:value-type="float">
            <text:p>61,194527364084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.766225404644" calcext:value-type="float">
            <text:p>38,766225404644</text:p>
          </table:table-cell>
          <table:table-cell office:value-type="float" office:value="3744.77017931367" calcext:value-type="float">
            <text:p>3744,7701793136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84925922037258" calcext:value-type="float">
            <text:p>1,84925922037258</text:p>
          </table:table-cell>
          <table:table-cell office:value-type="float" office:value="6.49861892564197" calcext:value-type="float">
            <text:p>6,49861892564197</text:p>
          </table:table-cell>
          <table:table-cell office:value-type="float" office:value="9.87815168309154" calcext:value-type="float">
            <text:p>9,8781516830915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84925922037258" calcext:value-type="float">
            <text:p>1,84925922037258</text:p>
          </table:table-cell>
          <table:table-cell office:value-type="float" office:value="5.52768531062695" calcext:value-type="float">
            <text:p>5,52768531062695</text:p>
          </table:table-cell>
          <table:table-cell office:value-type="float" office:value="10.2187915666349" calcext:value-type="float">
            <text:p>10,2187915666349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.8638182909746" calcext:value-type="float">
            <text:p>15,8638182909746</text:p>
          </table:table-cell>
          <table:table-cell office:value-type="float" office:value="62.0914640248174" calcext:value-type="float">
            <text:p>62,091464024817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64" calcext:value-type="float">
            <text:p>56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.22625291846099" calcext:value-type="float">
            <text:p>6,22625291846099</text:p>
          </table:table-cell>
          <table:table-cell office:value-type="float" office:value="61.1945273640844" calcext:value-type="float">
            <text:p>61,194527364084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.766225404644" calcext:value-type="float">
            <text:p>38,766225404644</text:p>
          </table:table-cell>
          <table:table-cell office:value-type="float" office:value="3744.77017931367" calcext:value-type="float">
            <text:p>3744,7701793136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Execution call tracker</text:p>
          </table:table-cell>
          <table:table-cell table:style-name="ce21" table:number-columns-repeated="6"/>
          <table:table-cell table:style-name="ce12" table:number-columns-repeated="1017"/>
        </table:table-row>
        <table:table-row table:style-name="ro1">
          <table:table-cell table:style-name="ce18" office:value-type="string" calcext:value-type="string">
            <text:p>Function name</text:p>
          </table:table-cell>
          <table:table-cell table:style-name="ce8" office:value-type="string" calcext:value-type="string">
            <text:p>Execution time</text:p>
          </table:table-cell>
          <table:table-cell table:style-name="ce22" table:number-columns-repeated="4"/>
          <table:table-cell table:style-name="ce22" office:value-type="string" calcext:value-type="string">
            <text:p>Call count</text:p>
          </table:table-cell>
          <table:table-cell table:style-name="ce12" table:number-columns-repeated="1017"/>
        </table:table-row>
        <table:table-row table:style-name="ro1">
          <table:table-cell table:style-name="ce19"/>
          <table:table-cell table:style-name="ce15" office:value-type="string" calcext:value-type="string">
            <text:p>Median in seconds</text:p>
          </table:table-cell>
          <table:table-cell table:style-name="ce15" office:value-type="string" calcext:value-type="string">
            <text:p>Mean in seconds</text:p>
          </table:table-cell>
          <table:table-cell table:style-name="ce15" office:value-type="string" calcext:value-type="string">
            <text:p>Min in seconds</text:p>
          </table:table-cell>
          <table:table-cell table:style-name="ce15" office:value-type="string" calcext:value-type="string">
            <text:p>Max in seconds</text:p>
          </table:table-cell>
          <table:table-cell table:style-name="ce15" office:value-type="string" calcext:value-type="string">
            <text:p>Standard deviation in seconds </text:p>
          </table:table-cell>
          <table:table-cell table:style-name="ce15"/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Getdescription emit columnar statistics</text:p>
          </table:table-cell>
          <table:table-cell table:number-columns-repeated="4" table:style-name="ce10" office:value-type="float" office:value="18.159382" calcext:value-type="float">
            <text:p>1,82E+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process</text:p>
          </table:table-cell>
          <table:table-cell table:style-name="ce10" office:value-type="float" office:value="4.4414" calcext:value-type="float">
            <text:p>4,44E+00</text:p>
          </table:table-cell>
          <table:table-cell table:style-name="ce10" office:value-type="float" office:value="4.40757233333333" calcext:value-type="float">
            <text:p>4,41E+00</text:p>
          </table:table-cell>
          <table:table-cell table:style-name="ce10" office:value-type="float" office:value="4.06202" calcext:value-type="float">
            <text:p>4,06E+00</text:p>
          </table:table-cell>
          <table:table-cell table:style-name="ce10" office:value-type="float" office:value="4.719297" calcext:value-type="float">
            <text:p>4,72E+00</text:p>
          </table:table-cell>
          <table:table-cell table:style-name="ce10" office:value-type="float" office:value="0.329941656897599" calcext:value-type="float">
            <text:p>3,30E-01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process</text:p>
          </table:table-cell>
          <table:table-cell table:number-columns-repeated="4" table:style-name="ce10" office:value-type="float" office:value="2.079647" calcext:value-type="float">
            <text:p>2,08E+00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Numericprocessor.process</text:p>
          </table:table-cell>
          <table:table-cell table:number-columns-repeated="2" table:style-name="ce10" office:value-type="float" office:value="1.3197755" calcext:value-type="float">
            <text:p>1,32E+00</text:p>
          </table:table-cell>
          <table:table-cell table:style-name="ce10" office:value-type="float" office:value="1.311996" calcext:value-type="float">
            <text:p>1,31E+00</text:p>
          </table:table-cell>
          <table:table-cell table:style-name="ce10" office:value-type="float" office:value="1.327555" calcext:value-type="float">
            <text:p>1,33E+00</text:p>
          </table:table-cell>
          <table:table-cell table:style-name="ce10" office:value-type="float" office:value="0.0110018744084816" calcext:value-type="float">
            <text:p>1,10E-02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get message length statistics</text:p>
          </table:table-cell>
          <table:table-cell table:style-name="ce10" office:value-type="float" office:value="0.944995" calcext:value-type="float">
            <text:p>9,45E-01</text:p>
          </table:table-cell>
          <table:table-cell table:style-name="ce10" office:value-type="float" office:value="0.944840666666667" calcext:value-type="float">
            <text:p>9,45E-01</text:p>
          </table:table-cell>
          <table:table-cell table:style-name="ce10" office:value-type="float" office:value="0.928897" calcext:value-type="float">
            <text:p>9,29E-01</text:p>
          </table:table-cell>
          <table:table-cell table:style-name="ce10" office:value-type="float" office:value="0.96063" calcext:value-type="float">
            <text:p>9,61E-01</text:p>
          </table:table-cell>
          <table:table-cell table:style-name="ce10" office:value-type="float" office:value="0.0158670629397294" calcext:value-type="float">
            <text:p>1,59E-02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 get delta time in seconds statistics</text:p>
          </table:table-cell>
          <table:table-cell table:number-columns-repeated="4" table:style-name="ce10" office:value-type="float" office:value="0.891799" calcext:value-type="float">
            <text:p>8,92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get words length statistics</text:p>
          </table:table-cell>
          <table:table-cell table:style-name="ce10" office:value-type="float" office:value="0.875455" calcext:value-type="float">
            <text:p>8,75E-01</text:p>
          </table:table-cell>
          <table:table-cell table:style-name="ce10" office:value-type="float" office:value="0.872251" calcext:value-type="float">
            <text:p>8,72E-01</text:p>
          </table:table-cell>
          <table:table-cell table:style-name="ce10" office:value-type="float" office:value="0.847252" calcext:value-type="float">
            <text:p>8,47E-01</text:p>
          </table:table-cell>
          <table:table-cell table:style-name="ce10" office:value-type="float" office:value="0.894046" calcext:value-type="float">
            <text:p>8,94E-01</text:p>
          </table:table-cell>
          <table:table-cell table:style-name="ce10" office:value-type="float" office:value="0.0235609596790963" calcext:value-type="float">
            <text:p>2,36E-02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number statistics</text:p>
          </table:table-cell>
          <table:table-cell table:style-name="ce10" office:value-type="float" office:value="0.866911" calcext:value-type="float">
            <text:p>8,67E-01</text:p>
          </table:table-cell>
          <table:table-cell table:style-name="ce10" office:value-type="float" office:value="0.867338666666667" calcext:value-type="float">
            <text:p>8,67E-01</text:p>
          </table:table-cell>
          <table:table-cell table:style-name="ce10" office:value-type="float" office:value="0.784043" calcext:value-type="float">
            <text:p>7,84E-01</text:p>
          </table:table-cell>
          <table:table-cell table:style-name="ce10" office:value-type="float" office:value="0.949313" calcext:value-type="float">
            <text:p>9,49E-01</text:p>
          </table:table-cell>
          <table:table-cell table:style-name="ce10" office:value-type="float" office:value="0.0513107885135162" calcext:value-type="float">
            <text:p>5,13E-02</text:p>
          </table:table-cell>
          <table:table-cell table:style-name="ce11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get count blank spaces statistics</text:p>
          </table:table-cell>
          <table:table-cell table:style-name="ce10" office:value-type="float" office:value="0.862738" calcext:value-type="float">
            <text:p>8,63E-01</text:p>
          </table:table-cell>
          <table:table-cell table:style-name="ce10" office:value-type="float" office:value="0.864279" calcext:value-type="float">
            <text:p>8,64E-01</text:p>
          </table:table-cell>
          <table:table-cell table:style-name="ce10" office:value-type="float" office:value="0.847399" calcext:value-type="float">
            <text:p>8,47E-01</text:p>
          </table:table-cell>
          <table:table-cell table:style-name="ce10" office:value-type="float" office:value="0.8827" calcext:value-type="float">
            <text:p>8,83E-01</text:p>
          </table:table-cell>
          <table:table-cell table:style-name="ce10" office:value-type="float" office:value="0.01770088023235" calcext:value-type="float">
            <text:p>1,77E-02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upleprocessor.process</text:p>
          </table:table-cell>
          <table:table-cell table:number-columns-repeated="4" table:style-name="ce10" office:value-type="float" office:value="0.425073" calcext:value-type="float">
            <text:p>4,25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upleprocessor. calculate tuple entropy</text:p>
          </table:table-cell>
          <table:table-cell table:number-columns-repeated="4" table:style-name="ce10" office:value-type="float" office:value="0.424799" calcext:value-type="float">
            <text:p>4,25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atefulworkflowbreakercheckpointer.checkpoint</text:p>
          </table:table-cell>
          <table:table-cell table:number-columns-repeated="4" table:style-name="ce10" office:value-type="float" office:value="0.316583" calcext:value-type="float">
            <text:p>3,17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distinct characters count</text:p>
          </table:table-cell>
          <table:table-cell table:style-name="ce10" office:value-type="float" office:value="0.28397" calcext:value-type="float">
            <text:p>2,84E-01</text:p>
          </table:table-cell>
          <table:table-cell table:style-name="ce10" office:value-type="float" office:value="0.38112" calcext:value-type="float">
            <text:p>3,81E-01</text:p>
          </table:table-cell>
          <table:table-cell table:style-name="ce10" office:value-type="float" office:value="0.205031" calcext:value-type="float">
            <text:p>2,05E-01</text:p>
          </table:table-cell>
          <table:table-cell table:style-name="ce10" office:value-type="float" office:value="0.654359" calcext:value-type="float">
            <text:p>6,54E-01</text:p>
          </table:table-cell>
          <table:table-cell table:style-name="ce10" office:value-type="float" office:value="0.239901031200368" calcext:value-type="float">
            <text:p>2,40E-01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 calculate timestamp entropy</text:p>
          </table:table-cell>
          <table:table-cell table:number-columns-repeated="4" table:style-name="ce10" office:value-type="float" office:value="0.258695" calcext:value-type="float">
            <text:p>2,59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min max</text:p>
          </table:table-cell>
          <table:table-cell table:style-name="ce10" office:value-type="float" office:value="0.258476" calcext:value-type="float">
            <text:p>2,58E-01</text:p>
          </table:table-cell>
          <table:table-cell table:style-name="ce10" office:value-type="float" office:value="0.245169538461538" calcext:value-type="float">
            <text:p>2,45E-01</text:p>
          </table:table-cell>
          <table:table-cell table:style-name="ce10" office:value-type="float" office:value="0.202411" calcext:value-type="float">
            <text:p>2,02E-01</text:p>
          </table:table-cell>
          <table:table-cell table:style-name="ce10" office:value-type="float" office:value="0.264505" calcext:value-type="float">
            <text:p>2,65E-01</text:p>
          </table:table-cell>
          <table:table-cell table:style-name="ce10" office:value-type="float" office:value="0.0252030457009181" calcext:value-type="float">
            <text:p>2,52E-02</text:p>
          </table:table-cell>
          <table:table-cell table:style-name="ce11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variance</text:p>
          </table:table-cell>
          <table:table-cell table:style-name="ce10" office:value-type="float" office:value="0.2577885" calcext:value-type="float">
            <text:p>2,58E-01</text:p>
          </table:table-cell>
          <table:table-cell table:style-name="ce10" office:value-type="float" office:value="0.250715916666667" calcext:value-type="float">
            <text:p>2,51E-01</text:p>
          </table:table-cell>
          <table:table-cell table:style-name="ce10" office:value-type="float" office:value="0.211718" calcext:value-type="float">
            <text:p>2,12E-01</text:p>
          </table:table-cell>
          <table:table-cell table:style-name="ce10" office:value-type="float" office:value="0.279298" calcext:value-type="float">
            <text:p>2,79E-01</text:p>
          </table:table-cell>
          <table:table-cell table:style-name="ce10" office:value-type="float" office:value="0.0214427109228217" calcext:value-type="float">
            <text:p>2,14E-02</text:p>
          </table:table-cell>
          <table:table-cell table:style-name="ce11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characters entropy</text:p>
          </table:table-cell>
          <table:table-cell table:style-name="ce10" office:value-type="float" office:value="0.246737" calcext:value-type="float">
            <text:p>2,47E-01</text:p>
          </table:table-cell>
          <table:table-cell table:style-name="ce10" office:value-type="float" office:value="0.268443" calcext:value-type="float">
            <text:p>2,68E-01</text:p>
          </table:table-cell>
          <table:table-cell table:style-name="ce10" office:value-type="float" office:value="0.205573" calcext:value-type="float">
            <text:p>2,06E-01</text:p>
          </table:table-cell>
          <table:table-cell table:style-name="ce10" office:value-type="float" office:value="0.353019" calcext:value-type="float">
            <text:p>3,53E-01</text:p>
          </table:table-cell>
          <table:table-cell table:style-name="ce10" office:value-type="float" office:value="0.0760818214555882" calcext:value-type="float">
            <text:p>7,61E-02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average count</text:p>
          </table:table-cell>
          <table:table-cell table:style-name="ce10" office:value-type="float" office:value="0.226043" calcext:value-type="float">
            <text:p>2,26E-01</text:p>
          </table:table-cell>
          <table:table-cell table:style-name="ce10" office:value-type="float" office:value="0.224417333333333" calcext:value-type="float">
            <text:p>2,24E-01</text:p>
          </table:table-cell>
          <table:table-cell table:style-name="ce10" office:value-type="float" office:value="0.207707" calcext:value-type="float">
            <text:p>2,08E-01</text:p>
          </table:table-cell>
          <table:table-cell table:style-name="ce10" office:value-type="float" office:value="0.238307" calcext:value-type="float">
            <text:p>2,38E-01</text:p>
          </table:table-cell>
          <table:table-cell table:style-name="ce10" office:value-type="float" office:value="0.00885021905566938" calcext:value-type="float">
            <text:p>8,85E-03</text:p>
          </table:table-cell>
          <table:table-cell table:style-name="ce11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words entropy</text:p>
          </table:table-cell>
          <table:table-cell table:style-name="ce10" office:value-type="float" office:value="0.215666" calcext:value-type="float">
            <text:p>2,16E-01</text:p>
          </table:table-cell>
          <table:table-cell table:style-name="ce10" office:value-type="float" office:value="0.213462" calcext:value-type="float">
            <text:p>2,13E-01</text:p>
          </table:table-cell>
          <table:table-cell table:style-name="ce10" office:value-type="float" office:value="0.175481" calcext:value-type="float">
            <text:p>1,75E-01</text:p>
          </table:table-cell>
          <table:table-cell table:style-name="ce10" office:value-type="float" office:value="0.249239" calcext:value-type="float">
            <text:p>2,49E-01</text:p>
          </table:table-cell>
          <table:table-cell table:style-name="ce10" office:value-type="float" office:value="0.0369283610927969" calcext:value-type="float">
            <text:p>3,69E-02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entropy</text:p>
          </table:table-cell>
          <table:table-cell table:style-name="ce10" office:value-type="float" office:value="0.2105835" calcext:value-type="float">
            <text:p>2,11E-01</text:p>
          </table:table-cell>
          <table:table-cell table:style-name="ce10" office:value-type="float" office:value="0.232455714285714" calcext:value-type="float">
            <text:p>2,32E-01</text:p>
          </table:table-cell>
          <table:table-cell table:style-name="ce10" office:value-type="float" office:value="0.155464" calcext:value-type="float">
            <text:p>1,55E-01</text:p>
          </table:table-cell>
          <table:table-cell table:style-name="ce10" office:value-type="float" office:value="0.42476" calcext:value-type="float">
            <text:p>4,25E-01</text:p>
          </table:table-cell>
          <table:table-cell table:style-name="ce10" office:value-type="float" office:value="0.0756852228036303" calcext:value-type="float">
            <text:p>7,57E-02</text:p>
          </table:table-cell>
          <table:table-cell table:style-name="ce11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distinct words count</text:p>
          </table:table-cell>
          <table:table-cell table:style-name="ce10" office:value-type="float" office:value="0.209618" calcext:value-type="float">
            <text:p>2,10E-01</text:p>
          </table:table-cell>
          <table:table-cell table:style-name="ce10" office:value-type="float" office:value="0.213545666666667" calcext:value-type="float">
            <text:p>2,14E-01</text:p>
          </table:table-cell>
          <table:table-cell table:style-name="ce10" office:value-type="float" office:value="0.209553" calcext:value-type="float">
            <text:p>2,10E-01</text:p>
          </table:table-cell>
          <table:table-cell table:style-name="ce10" office:value-type="float" office:value="0.221466" calcext:value-type="float">
            <text:p>2,21E-01</text:p>
          </table:table-cell>
          <table:table-cell table:style-name="ce10" office:value-type="float" office:value="0.00685928686769502" calcext:value-type="float">
            <text:p>6,86E-03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messages entropy</text:p>
          </table:table-cell>
          <table:table-cell table:style-name="ce10" office:value-type="float" office:value="0.205403" calcext:value-type="float">
            <text:p>2,05E-01</text:p>
          </table:table-cell>
          <table:table-cell table:style-name="ce10" office:value-type="float" office:value="0.201903333333333" calcext:value-type="float">
            <text:p>2,02E-01</text:p>
          </table:table-cell>
          <table:table-cell table:style-name="ce10" office:value-type="float" office:value="0.155499" calcext:value-type="float">
            <text:p>1,55E-01</text:p>
          </table:table-cell>
          <table:table-cell table:style-name="ce10" office:value-type="float" office:value="0.244808" calcext:value-type="float">
            <text:p>2,45E-01</text:p>
          </table:table-cell>
          <table:table-cell table:style-name="ce10" office:value-type="float" office:value="0.0447572353964511" calcext:value-type="float">
            <text:p>4,48E-02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 calculate delta time in seconds entropy</text:p>
          </table:table-cell>
          <table:table-cell table:number-columns-repeated="4" table:style-name="ce10" office:value-type="float" office:value="0.184122" calcext:value-type="float">
            <text:p>1,84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 calculate distinct rows count</text:p>
          </table:table-cell>
          <table:table-cell table:number-columns-repeated="4" table:style-name="ce10" office:value-type="float" office:value="0.179772" calcext:value-type="float">
            <text:p>1,80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distinct messages count</text:p>
          </table:table-cell>
          <table:table-cell table:style-name="ce10" office:value-type="float" office:value="0.153405" calcext:value-type="float">
            <text:p>1,53E-01</text:p>
          </table:table-cell>
          <table:table-cell table:style-name="ce10" office:value-type="float" office:value="0.161792" calcext:value-type="float">
            <text:p>1,62E-01</text:p>
          </table:table-cell>
          <table:table-cell table:style-name="ce10" office:value-type="float" office:value="0.145711" calcext:value-type="float">
            <text:p>1,46E-01</text:p>
          </table:table-cell>
          <table:table-cell table:style-name="ce10" office:value-type="float" office:value="0.18626" calcext:value-type="float">
            <text:p>1,86E-01</text:p>
          </table:table-cell>
          <table:table-cell table:style-name="ce10" office:value-type="float" office:value="0.0215362874470044" calcext:value-type="float">
            <text:p>2,15E-02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Numericprocessor. calculate distinct rows count</text:p>
          </table:table-cell>
          <table:table-cell table:number-columns-repeated="2" table:style-name="ce10" office:value-type="float" office:value="0.144773" calcext:value-type="float">
            <text:p>1,45E-01</text:p>
          </table:table-cell>
          <table:table-cell table:style-name="ce10" office:value-type="float" office:value="0.138408" calcext:value-type="float">
            <text:p>1,38E-01</text:p>
          </table:table-cell>
          <table:table-cell table:style-name="ce10" office:value-type="float" office:value="0.151138" calcext:value-type="float">
            <text:p>1,51E-01</text:p>
          </table:table-cell>
          <table:table-cell table:style-name="ce10" office:value-type="float" office:value="0.00900146932450474" calcext:value-type="float">
            <text:p>9,00E-03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 calculate null rows count</text:p>
          </table:table-cell>
          <table:table-cell table:number-columns-repeated="4" table:style-name="ce10" office:value-type="float" office:value="0.084812" calcext:value-type="float">
            <text:p>8,48E-02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 calculate not null rows count</text:p>
          </table:table-cell>
          <table:table-cell table:number-columns-repeated="4" table:style-name="ce10" office:value-type="float" office:value="0.082035" calcext:value-type="float">
            <text:p>8,20E-02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Numericprocessor. calculate null rows count</text:p>
          </table:table-cell>
          <table:table-cell table:number-columns-repeated="2" table:style-name="ce10" office:value-type="float" office:value="0.0512095" calcext:value-type="float">
            <text:p>5,12E-02</text:p>
          </table:table-cell>
          <table:table-cell table:style-name="ce10" office:value-type="float" office:value="0.050769" calcext:value-type="float">
            <text:p>5,08E-02</text:p>
          </table:table-cell>
          <table:table-cell table:style-name="ce10" office:value-type="float" office:value="0.05165" calcext:value-type="float">
            <text:p>5,17E-02</text:p>
          </table:table-cell>
          <table:table-cell table:style-name="ce10" office:value-type="float" office:value="0.000622961074225348" calcext:value-type="float">
            <text:p>6,23E-04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Numericprocessor. calculate not null rows count</text:p>
          </table:table-cell>
          <table:table-cell table:number-columns-repeated="2" table:style-name="ce10" office:value-type="float" office:value="0.04676" calcext:value-type="float">
            <text:p>4,68E-02</text:p>
          </table:table-cell>
          <table:table-cell table:style-name="ce10" office:value-type="float" office:value="0.045649" calcext:value-type="float">
            <text:p>4,56E-02</text:p>
          </table:table-cell>
          <table:table-cell table:style-name="ce10" office:value-type="float" office:value="0.047871" calcext:value-type="float">
            <text:p>4,79E-02</text:p>
          </table:table-cell>
          <table:table-cell table:style-name="ce10" office:value-type="float" office:value="0.00157119126779651" calcext:value-type="float">
            <text:p>1,57E-03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null rows count</text:p>
          </table:table-cell>
          <table:table-cell table:style-name="ce10" office:value-type="float" office:value="0.043216" calcext:value-type="float">
            <text:p>4,32E-02</text:p>
          </table:table-cell>
          <table:table-cell table:style-name="ce10" office:value-type="float" office:value="0.0581526666666667" calcext:value-type="float">
            <text:p>5,82E-02</text:p>
          </table:table-cell>
          <table:table-cell table:style-name="ce10" office:value-type="float" office:value="0.043147" calcext:value-type="float">
            <text:p>4,31E-02</text:p>
          </table:table-cell>
          <table:table-cell table:style-name="ce10" office:value-type="float" office:value="0.088095" calcext:value-type="float">
            <text:p>8,81E-02</text:p>
          </table:table-cell>
          <table:table-cell table:style-name="ce10" office:value-type="float" office:value="0.025930844265726" calcext:value-type="float">
            <text:p>2,59E-02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not null rows count</text:p>
          </table:table-cell>
          <table:table-cell table:style-name="ce10" office:value-type="float" office:value="0.04113" calcext:value-type="float">
            <text:p>4,11E-02</text:p>
          </table:table-cell>
          <table:table-cell table:style-name="ce10" office:value-type="float" office:value="0.054666" calcext:value-type="float">
            <text:p>5,47E-02</text:p>
          </table:table-cell>
          <table:table-cell table:style-name="ce10" office:value-type="float" office:value="0.040279" calcext:value-type="float">
            <text:p>4,03E-02</text:p>
          </table:table-cell>
          <table:table-cell table:style-name="ce10" office:value-type="float" office:value="0.082589" calcext:value-type="float">
            <text:p>8,26E-02</text:p>
          </table:table-cell>
          <table:table-cell table:style-name="ce10" office:value-type="float" office:value="0.0241857705479896" calcext:value-type="float">
            <text:p>2,42E-02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Columnstatisticscalculator. calculate standard deviation</text:p>
          </table:table-cell>
          <table:table-cell table:style-name="ce10" office:value-type="float" office:value="0.000006" calcext:value-type="float">
            <text:p>6,00E-06</text:p>
          </table:table-cell>
          <table:table-cell table:style-name="ce10" office:value-type="float" office:value="0.00000583333333333333" calcext:value-type="float">
            <text:p>5,83E-06</text:p>
          </table:table-cell>
          <table:table-cell table:style-name="ce10" office:value-type="float" office:value="0.000005" calcext:value-type="float">
            <text:p>5,00E-06</text:p>
          </table:table-cell>
          <table:table-cell table:style-name="ce10" office:value-type="float" office:value="0.000006" calcext:value-type="float">
            <text:p>6,00E-06</text:p>
          </table:table-cell>
          <table:table-cell table:style-name="ce10" office:value-type="float" office:value="0.00000038924947208076" calcext:value-type="float">
            <text:p>3,89E-07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20"/>
        <table:table-column table:style-name="co2" table:default-cell-style-name="ce23"/>
        <table:table-column table:style-name="co3" table:number-columns-repeated="2" table:default-cell-style-name="ce23"/>
        <table:table-column table:style-name="co4" table:number-columns-repeated="8" table:default-cell-style-name="ce23"/>
        <table:table-column table:style-name="co3" table:number-columns-repeated="2" table:default-cell-style-name="ce23"/>
        <table:table-column table:style-name="co4" table:default-cell-style-name="ce23"/>
        <table:table-column table:style-name="co3" table:default-cell-style-name="ce23"/>
        <table:table-column table:style-name="co7" table:default-cell-style-name="ce23"/>
        <table:table-column table:style-name="co5" table:default-cell-style-name="ce23"/>
        <table:table-column table:style-name="co6" table:number-columns-repeated="1006" table:default-cell-style-name="ce23"/>
        <table:table-row table:style-name="ro1">
          <table:table-cell table:style-name="ce17" office:value-type="string" calcext:value-type="string">
            <text:p>Parser Statistics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8"/>
          <table:table-cell table:style-name="ce2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Filtered out rows count</text:p>
          </table:table-cell>
          <table:table-cell office:value-type="float" office:value="1873" calcext:value-type="float">
            <text:p>187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Lost rows percentage</text:p>
          </table:table-cell>
          <table:table-cell office:value-type="float" office:value="1873" calcext:value-type="float">
            <text:p>187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Statistical profile</text:p>
          </table:table-cell>
          <table:table-cell table:style-name="ce21" table:number-columns-repeated="6"/>
          <table:table-cell table:number-columns-repeated="1017"/>
        </table:table-row>
        <table:table-row table:style-name="ro1">
          <table:table-cell table:style-name="ce18"/>
          <table:table-cell table:style-name="ce22" office:value-type="string" calcext:value-type="string">
            <text:p>DateTime</text:p>
          </table:table-cell>
          <table:table-cell table:style-name="ce22" office:value-type="string" calcext:value-type="string">
            <text:p>PID</text:p>
          </table:table-cell>
          <table:table-cell table:style-name="ce22" office:value-type="string" calcext:value-type="string">
            <text:p>TID</text:p>
          </table:table-cell>
          <table:table-cell table:style-name="ce22" office:value-type="string" calcext:value-type="string">
            <text:p>Priority</text:p>
          </table:table-cell>
          <table:table-cell table:style-name="ce22" office:value-type="string" calcext:value-type="string">
            <text:p>Tag</text:p>
          </table:table-cell>
          <table:table-cell table:style-name="ce22" office:value-type="string" calcext:value-type="string">
            <text:p>Messag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imestamp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</text:p>
          </table:table-cell>
          <table:table-cell office:value-type="float" office:value="33498" calcext:value-type="float">
            <text:p>33498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office:value-type="float" office:value="98127" calcext:value-type="float">
            <text:p>9812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entropy</text:p>
          </table:table-cell>
          <table:table-cell office:value-type="float" office:value="1.98981670449387" calcext:value-type="float">
            <text:p>1,9898167044938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average</text:p>
          </table:table-cell>
          <table:table-cell office:value-type="float" office:value="0.0249993172044141" calcext:value-type="float">
            <text:p>0,024999317204414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max</text:p>
          </table:table-cell>
          <table:table-cell office:value-type="float" office:value="191787" calcext:value-type="float">
            <text:p>19178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standard deviation</text:p>
          </table:table-cell>
          <table:table-cell office:value-type="float" office:value="1.29289150827191" calcext:value-type="float">
            <text:p>1,2928915082719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variance</text:p>
          </table:table-cell>
          <table:table-cell office:value-type="float" office:value="1.67156845216161" calcext:value-type="float">
            <text:p>1,6715684521616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ewest date</text:p>
          </table:table-cell>
          <table:table-cell office:value-type="string" calcext:value-type="string">
            <text:p>12-17 20:12:29,346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Oldest date</text:p>
          </table:table-cell>
          <table:table-cell office:value-type="string" calcext:value-type="string">
            <text:p>12-17 19:31:36,263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imestamp entropy</text:p>
          </table:table-cell>
          <table:table-cell office:value-type="float" office:value="14.2805712715326" calcext:value-type="float">
            <text:p>14,2805712715326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Numeric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82" calcext:value-type="float">
            <text:p>82</text:p>
          </table:table-cell>
          <table:table-cell office:value-type="float" office:value="669" calcext:value-type="float">
            <text:p>66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8127" calcext:value-type="float">
            <text:p>9812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ntropy</text:p>
          </table:table-cell>
          <table:table-cell office:value-type="string" calcext:value-type="string">
            <text:p>-</text:p>
          </table:table-cell>
          <table:table-cell office:value-type="float" office:value="3.21907392095865" calcext:value-type="float">
            <text:p>3,21907392095865</text:p>
          </table:table-cell>
          <table:table-cell office:value-type="float" office:value="5.86002762218616" calcext:value-type="float">
            <text:p>5,8600276221861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average</text:p>
          </table:table-cell>
          <table:table-cell office:value-type="string" calcext:value-type="string">
            <text:p>-</text:p>
          </table:table-cell>
          <table:table-cell office:value-type="float" office:value="3396.79348191629" calcext:value-type="float">
            <text:p>3396,79348191629</text:p>
          </table:table-cell>
          <table:table-cell office:value-type="float" office:value="5972.15692928552" calcext:value-type="float">
            <text:p>5972,1569292855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max</text:p>
          </table:table-cell>
          <table:table-cell office:value-type="string" calcext:value-type="string">
            <text:p>-</text:p>
          </table:table-cell>
          <table:table-cell office:value-type="float" office:value="32607" calcext:value-type="float">
            <text:p>32607</text:p>
          </table:table-cell>
          <table:table-cell office:value-type="float" office:value="32622" calcext:value-type="float">
            <text:p>3262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min</text:p>
          </table:table-cell>
          <table:table-cell office:value-type="string" calcext:value-type="string">
            <text:p>-</text:p>
          </table:table-cell>
          <table:table-cell office:value-type="float" office:value="523" calcext:value-type="float">
            <text:p>523</text:p>
          </table:table-cell>
          <table:table-cell office:value-type="float" office:value="530" calcext:value-type="float">
            <text:p>53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4113.88743464393" calcext:value-type="float">
            <text:p>4113,88743464393</text:p>
          </table:table-cell>
          <table:table-cell office:value-type="float" office:value="7390.22483855098" calcext:value-type="float">
            <text:p>7390,2248385509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variance</text:p>
          </table:table-cell>
          <table:table-cell office:value-type="string" calcext:value-type="string">
            <text:p>-</text:p>
          </table:table-cell>
          <table:table-cell office:value-type="float" office:value="16924069.8249212" calcext:value-type="float">
            <text:p>16924069,8249212</text:p>
          </table:table-cell>
          <table:table-cell office:value-type="float" office:value="54615423.1643358" calcext:value-type="float">
            <text:p>54615423,164335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tring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71127002254505" calcext:value-type="float">
            <text:p>1,71127002254505</text:p>
          </table:table-cell>
          <table:table-cell office:value-type="float" office:value="4.89739898207702" calcext:value-type="float">
            <text:p>4,89739898207702</text:p>
          </table:table-cell>
          <table:table-cell office:value-type="float" office:value="5.49370259404098" calcext:value-type="float">
            <text:p>5,4937025940409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496681574057056" calcext:value-type="float">
            <text:p>0,496681574057056</text:p>
          </table:table-cell>
          <table:table-cell office:value-type="float" office:value="4.75585480093677" calcext:value-type="float">
            <text:p>4,7558548009367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35169848186705" calcext:value-type="float">
            <text:p>1,35169848186705</text:p>
          </table:table-cell>
          <table:table-cell office:value-type="float" office:value="5.66681903005106" calcext:value-type="float">
            <text:p>5,66681903005106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8270887858817" calcext:value-type="float">
            <text:p>1,8270887858817</text:p>
          </table:table-cell>
          <table:table-cell office:value-type="float" office:value="32.1128379193488" calcext:value-type="float">
            <text:p>32,112837919348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228" calcext:value-type="float">
            <text:p>22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32" calcext:value-type="float">
            <text:p>732</text:p>
          </table:table-cell>
          <table:table-cell office:value-type="float" office:value="22010" calcext:value-type="float">
            <text:p>220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36" calcext:value-type="float">
            <text:p>736</text:p>
          </table:table-cell>
          <table:table-cell office:value-type="float" office:value="27786" calcext:value-type="float">
            <text:p>27786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8127" calcext:value-type="float">
            <text:p>98127</text:p>
          </table:table-cell>
          <table:table-cell office:value-type="float" office:value="97938" calcext:value-type="float">
            <text:p>97938</text:p>
          </table:table-cell>
          <table:table-cell office:value-type="float" office:value="95648" calcext:value-type="float">
            <text:p>9564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479" calcext:value-type="float">
            <text:p>2479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.6874451183402" calcext:value-type="float">
            <text:p>15,6874451183402</text:p>
          </table:table-cell>
          <table:table-cell office:value-type="float" office:value="67.1098925225828" calcext:value-type="float">
            <text:p>67,109892522582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609" calcext:value-type="float">
            <text:p>2609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.15717256415393" calcext:value-type="float">
            <text:p>6,15717256415393</text:p>
          </table:table-cell>
          <table:table-cell office:value-type="float" office:value="66.2704192132032" calcext:value-type="float">
            <text:p>66,2704192132032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7.9107739847699" calcext:value-type="float">
            <text:p>37,9107739847699</text:p>
          </table:table-cell>
          <table:table-cell office:value-type="float" office:value="4391.76846269369" calcext:value-type="float">
            <text:p>4391,76846269369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71127002254505" calcext:value-type="float">
            <text:p>1,71127002254505</text:p>
          </table:table-cell>
          <table:table-cell office:value-type="float" office:value="6.90916632506453" calcext:value-type="float">
            <text:p>6,90916632506453</text:p>
          </table:table-cell>
          <table:table-cell office:value-type="float" office:value="12.0839802676263" calcext:value-type="float">
            <text:p>12,0839802676263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71127002254505" calcext:value-type="float">
            <text:p>1,71127002254505</text:p>
          </table:table-cell>
          <table:table-cell office:value-type="float" office:value="5.5418785631912" calcext:value-type="float">
            <text:p>5,5418785631912</text:p>
          </table:table-cell>
          <table:table-cell office:value-type="float" office:value="11.2948328047403" calcext:value-type="float">
            <text:p>11,2948328047403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.6874451183402" calcext:value-type="float">
            <text:p>15,6874451183402</text:p>
          </table:table-cell>
          <table:table-cell office:value-type="float" office:value="67.1098925225828" calcext:value-type="float">
            <text:p>67,109892522582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609" calcext:value-type="float">
            <text:p>2609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.15717256415393" calcext:value-type="float">
            <text:p>6,15717256415393</text:p>
          </table:table-cell>
          <table:table-cell office:value-type="float" office:value="66.2704192132032" calcext:value-type="float">
            <text:p>66,2704192132032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7.9107739847699" calcext:value-type="float">
            <text:p>37,9107739847699</text:p>
          </table:table-cell>
          <table:table-cell office:value-type="float" office:value="4391.76846269369" calcext:value-type="float">
            <text:p>4391,7684626936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Execution call tracker</text:p>
          </table:table-cell>
          <table:table-cell table:style-name="ce21" table:number-columns-repeated="6"/>
          <table:table-cell table:style-name="ce12" table:number-columns-repeated="1017"/>
        </table:table-row>
        <table:table-row table:style-name="ro1">
          <table:table-cell table:style-name="ce18" office:value-type="string" calcext:value-type="string">
            <text:p>Function name</text:p>
          </table:table-cell>
          <table:table-cell table:style-name="ce8" office:value-type="string" calcext:value-type="string">
            <text:p>Execution time</text:p>
          </table:table-cell>
          <table:table-cell table:style-name="ce22" table:number-columns-repeated="4"/>
          <table:table-cell table:style-name="ce22" office:value-type="string" calcext:value-type="string">
            <text:p>Call count</text:p>
          </table:table-cell>
          <table:table-cell table:style-name="ce12" table:number-columns-repeated="1017"/>
        </table:table-row>
        <table:table-row table:style-name="ro1">
          <table:table-cell table:style-name="ce19"/>
          <table:table-cell table:style-name="ce15" office:value-type="string" calcext:value-type="string">
            <text:p>Median in seconds</text:p>
          </table:table-cell>
          <table:table-cell table:style-name="ce15" office:value-type="string" calcext:value-type="string">
            <text:p>Mean in seconds</text:p>
          </table:table-cell>
          <table:table-cell table:style-name="ce15" office:value-type="string" calcext:value-type="string">
            <text:p>Min in seconds</text:p>
          </table:table-cell>
          <table:table-cell table:style-name="ce15" office:value-type="string" calcext:value-type="string">
            <text:p>Max in seconds</text:p>
          </table:table-cell>
          <table:table-cell table:style-name="ce15" office:value-type="string" calcext:value-type="string">
            <text:p>Standard deviation in seconds </text:p>
          </table:table-cell>
          <table:table-cell table:style-name="ce15"/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Getdescription emit columnar statistics</text:p>
          </table:table-cell>
          <table:table-cell table:number-columns-repeated="4" table:style-name="ce10" office:value-type="float" office:value="30.793705" calcext:value-type="float">
            <text:p>3,08E+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Stringprocessor.process</text:p>
          </table:table-cell>
          <table:table-cell table:style-name="ce10" office:value-type="float" office:value="6.100395" calcext:value-type="float">
            <text:p>6,10E+00</text:p>
          </table:table-cell>
          <table:table-cell table:style-name="ce10" office:value-type="float" office:value="7.94514433333333" calcext:value-type="float">
            <text:p>7,95E+00</text:p>
          </table:table-cell>
          <table:table-cell table:style-name="ce10" office:value-type="float" office:value="4.563194" calcext:value-type="float">
            <text:p>4,56E+00</text:p>
          </table:table-cell>
          <table:table-cell table:style-name="ce10" office:value-type="float" office:value="13.171844" calcext:value-type="float">
            <text:p>1,32E+01</text:p>
          </table:table-cell>
          <table:table-cell table:style-name="ce10" office:value-type="float" office:value="4.59124588567747" calcext:value-type="float">
            <text:p>4,59E+00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Timestampprocessor.process</text:p>
          </table:table-cell>
          <table:table-cell table:number-columns-repeated="4" table:style-name="ce10" office:value-type="float" office:value="3.794325" calcext:value-type="float">
            <text:p>3,79E+00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Timestampprocessor. get delta time in seconds statistics</text:p>
          </table:table-cell>
          <table:table-cell table:number-columns-repeated="4" table:style-name="ce10" office:value-type="float" office:value="2.019314" calcext:value-type="float">
            <text:p>2,02E+00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Tupleprocessor.process</text:p>
          </table:table-cell>
          <table:table-cell table:number-columns-repeated="4" table:style-name="ce10" office:value-type="float" office:value="1.826767" calcext:value-type="float">
            <text:p>1,83E+00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Tupleprocessor. calculate tuple entropy</text:p>
          </table:table-cell>
          <table:table-cell table:number-columns-repeated="4" table:style-name="ce10" office:value-type="float" office:value="1.826506" calcext:value-type="float">
            <text:p>1,83E+00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Stringprocessor. calculate distinct characters count</text:p>
          </table:table-cell>
          <table:table-cell table:style-name="ce10" office:value-type="float" office:value="1.562679" calcext:value-type="float">
            <text:p>1,56E+00</text:p>
          </table:table-cell>
          <table:table-cell table:style-name="ce10" office:value-type="float" office:value="2.521352" calcext:value-type="float">
            <text:p>2,52E+00</text:p>
          </table:table-cell>
          <table:table-cell table:style-name="ce10" office:value-type="float" office:value="0.304549" calcext:value-type="float">
            <text:p>3,05E-01</text:p>
          </table:table-cell>
          <table:table-cell table:style-name="ce10" office:value-type="float" office:value="5.696828" calcext:value-type="float">
            <text:p>5,70E+00</text:p>
          </table:table-cell>
          <table:table-cell table:style-name="ce10" office:value-type="float" office:value="2.82107402316157" calcext:value-type="float">
            <text:p>2,82E+00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Numericprocessor.process</text:p>
          </table:table-cell>
          <table:table-cell table:number-columns-repeated="2" table:style-name="ce10" office:value-type="float" office:value="1.473411" calcext:value-type="float">
            <text:p>1,47E+00</text:p>
          </table:table-cell>
          <table:table-cell table:style-name="ce10" office:value-type="float" office:value="1.443455" calcext:value-type="float">
            <text:p>1,44E+00</text:p>
          </table:table-cell>
          <table:table-cell table:style-name="ce10" office:value-type="float" office:value="1.503367" calcext:value-type="float">
            <text:p>1,50E+00</text:p>
          </table:table-cell>
          <table:table-cell table:style-name="ce10" office:value-type="float" office:value="0.0423641814744484" calcext:value-type="float">
            <text:p>4,24E-02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Statefulworkflowbreakercheckpointer.checkpoint</text:p>
          </table:table-cell>
          <table:table-cell table:number-columns-repeated="4" table:style-name="ce10" office:value-type="float" office:value="1.403579" calcext:value-type="float">
            <text:p>1,40E+00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Stringprocessor. get message length statistics</text:p>
          </table:table-cell>
          <table:table-cell table:style-name="ce10" office:value-type="float" office:value="1.008767" calcext:value-type="float">
            <text:p>1,01E+00</text:p>
          </table:table-cell>
          <table:table-cell table:style-name="ce10" office:value-type="float" office:value="1.007466" calcext:value-type="float">
            <text:p>1,01E+00</text:p>
          </table:table-cell>
          <table:table-cell table:style-name="ce10" office:value-type="float" office:value="0.959073" calcext:value-type="float">
            <text:p>9,59E-01</text:p>
          </table:table-cell>
          <table:table-cell table:style-name="ce10" office:value-type="float" office:value="1.054558" calcext:value-type="float">
            <text:p>1,05E+00</text:p>
          </table:table-cell>
          <table:table-cell table:style-name="ce10" office:value-type="float" office:value="0.0477557929156245" calcext:value-type="float">
            <text:p>4,78E-02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Stringprocessor. get words length statistics</text:p>
          </table:table-cell>
          <table:table-cell table:style-name="ce10" office:value-type="float" office:value="0.913992" calcext:value-type="float">
            <text:p>9,14E-01</text:p>
          </table:table-cell>
          <table:table-cell table:style-name="ce10" office:value-type="float" office:value="0.883442333333333" calcext:value-type="float">
            <text:p>8,83E-01</text:p>
          </table:table-cell>
          <table:table-cell table:style-name="ce10" office:value-type="float" office:value="0.819036" calcext:value-type="float">
            <text:p>8,19E-01</text:p>
          </table:table-cell>
          <table:table-cell table:style-name="ce10" office:value-type="float" office:value="0.917299" calcext:value-type="float">
            <text:p>9,17E-01</text:p>
          </table:table-cell>
          <table:table-cell table:style-name="ce10" office:value-type="float" office:value="0.0558020240881398" calcext:value-type="float">
            <text:p>5,58E-02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Columnstatisticscalculator.calculate number statistics</text:p>
          </table:table-cell>
          <table:table-cell table:style-name="ce10" office:value-type="float" office:value="0.90311" calcext:value-type="float">
            <text:p>9,03E-01</text:p>
          </table:table-cell>
          <table:table-cell table:style-name="ce10" office:value-type="float" office:value="0.99040825" calcext:value-type="float">
            <text:p>9,90E-01</text:p>
          </table:table-cell>
          <table:table-cell table:style-name="ce10" office:value-type="float" office:value="0.780024" calcext:value-type="float">
            <text:p>7,80E-01</text:p>
          </table:table-cell>
          <table:table-cell table:style-name="ce10" office:value-type="float" office:value="2.019304" calcext:value-type="float">
            <text:p>2,02E+00</text:p>
          </table:table-cell>
          <table:table-cell table:style-name="ce10" office:value-type="float" office:value="0.332753135138055" calcext:value-type="float">
            <text:p>3,33E-01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Stringprocessor. get count blank spaces statistics</text:p>
          </table:table-cell>
          <table:table-cell table:style-name="ce10" office:value-type="float" office:value="0.888751" calcext:value-type="float">
            <text:p>8,89E-01</text:p>
          </table:table-cell>
          <table:table-cell table:style-name="ce10" office:value-type="float" office:value="0.89292" calcext:value-type="float">
            <text:p>8,93E-01</text:p>
          </table:table-cell>
          <table:table-cell table:style-name="ce10" office:value-type="float" office:value="0.873769" calcext:value-type="float">
            <text:p>8,74E-01</text:p>
          </table:table-cell>
          <table:table-cell table:style-name="ce10" office:value-type="float" office:value="0.91624" calcext:value-type="float">
            <text:p>9,16E-01</text:p>
          </table:table-cell>
          <table:table-cell table:style-name="ce10" office:value-type="float" office:value="0.0215402386477031" calcext:value-type="float">
            <text:p>2,15E-02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Stringprocessor. calculate characters entropy</text:p>
          </table:table-cell>
          <table:table-cell table:style-name="ce10" office:value-type="float" office:value="0.677513" calcext:value-type="float">
            <text:p>6,78E-01</text:p>
          </table:table-cell>
          <table:table-cell table:style-name="ce10" office:value-type="float" office:value="1.05854866666667" calcext:value-type="float">
            <text:p>1,06E+00</text:p>
          </table:table-cell>
          <table:table-cell table:style-name="ce10" office:value-type="float" office:value="0.183879" calcext:value-type="float">
            <text:p>1,84E-01</text:p>
          </table:table-cell>
          <table:table-cell table:style-name="ce10" office:value-type="float" office:value="2.314254" calcext:value-type="float">
            <text:p>2,31E+00</text:p>
          </table:table-cell>
          <table:table-cell table:style-name="ce10" office:value-type="float" office:value="1.1151302814516" calcext:value-type="float">
            <text:p>1,12E+00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Timestampprocessor. calculate distinct rows count</text:p>
          </table:table-cell>
          <table:table-cell table:number-columns-repeated="4" table:style-name="ce10" office:value-type="float" office:value="0.346917" calcext:value-type="float">
            <text:p>3,47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Timestampprocessor. calculate timestamp entropy</text:p>
          </table:table-cell>
          <table:table-cell table:number-columns-repeated="4" table:style-name="ce10" office:value-type="float" office:value="0.337377" calcext:value-type="float">
            <text:p>3,37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Stringprocessor. calculate distinct words count</text:p>
          </table:table-cell>
          <table:table-cell table:style-name="ce10" office:value-type="float" office:value="0.296577" calcext:value-type="float">
            <text:p>2,97E-01</text:p>
          </table:table-cell>
          <table:table-cell table:style-name="ce10" office:value-type="float" office:value="0.481362666666667" calcext:value-type="float">
            <text:p>4,81E-01</text:p>
          </table:table-cell>
          <table:table-cell table:style-name="ce10" office:value-type="float" office:value="0.263925" calcext:value-type="float">
            <text:p>2,64E-01</text:p>
          </table:table-cell>
          <table:table-cell table:style-name="ce10" office:value-type="float" office:value="0.883586" calcext:value-type="float">
            <text:p>8,84E-01</text:p>
          </table:table-cell>
          <table:table-cell table:style-name="ce10" office:value-type="float" office:value="0.348718003097536" calcext:value-type="float">
            <text:p>3,49E-01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Columnstatisticscalculator.calculate variance</text:p>
          </table:table-cell>
          <table:table-cell table:style-name="ce10" office:value-type="float" office:value="0.2664535" calcext:value-type="float">
            <text:p>2,66E-01</text:p>
          </table:table-cell>
          <table:table-cell table:style-name="ce10" office:value-type="float" office:value="0.255131416666667" calcext:value-type="float">
            <text:p>2,55E-01</text:p>
          </table:table-cell>
          <table:table-cell table:style-name="ce10" office:value-type="float" office:value="0.228082" calcext:value-type="float">
            <text:p>2,28E-01</text:p>
          </table:table-cell>
          <table:table-cell table:style-name="ce10" office:value-type="float" office:value="0.283676" calcext:value-type="float">
            <text:p>2,84E-01</text:p>
          </table:table-cell>
          <table:table-cell table:style-name="ce10" office:value-type="float" office:value="0.0205088901940701" calcext:value-type="float">
            <text:p>2,05E-02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Columnstatisticscalculator.calculate min max</text:p>
          </table:table-cell>
          <table:table-cell table:style-name="ce10" office:value-type="float" office:value="0.241139" calcext:value-type="float">
            <text:p>2,41E-01</text:p>
          </table:table-cell>
          <table:table-cell table:style-name="ce10" office:value-type="float" office:value="0.245118076923077" calcext:value-type="float">
            <text:p>2,45E-01</text:p>
          </table:table-cell>
          <table:table-cell table:style-name="ce10" office:value-type="float" office:value="0.202433" calcext:value-type="float">
            <text:p>2,02E-01</text:p>
          </table:table-cell>
          <table:table-cell table:style-name="ce10" office:value-type="float" office:value="0.372714" calcext:value-type="float">
            <text:p>3,73E-01</text:p>
          </table:table-cell>
          <table:table-cell table:style-name="ce10" office:value-type="float" office:value="0.0425167609938746" calcext:value-type="float">
            <text:p>4,25E-02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Columnstatisticscalculator.calculate average count</text:p>
          </table:table-cell>
          <table:table-cell table:style-name="ce10" office:value-type="float" office:value="0.2402605" calcext:value-type="float">
            <text:p>2,40E-01</text:p>
          </table:table-cell>
          <table:table-cell table:style-name="ce10" office:value-type="float" office:value="0.235791" calcext:value-type="float">
            <text:p>2,36E-01</text:p>
          </table:table-cell>
          <table:table-cell table:style-name="ce10" office:value-type="float" office:value="0.199566" calcext:value-type="float">
            <text:p>2,00E-01</text:p>
          </table:table-cell>
          <table:table-cell table:style-name="ce10" office:value-type="float" office:value="0.25031" calcext:value-type="float">
            <text:p>2,50E-01</text:p>
          </table:table-cell>
          <table:table-cell table:style-name="ce10" office:value-type="float" office:value="0.0165027149887526" calcext:value-type="float">
            <text:p>1,65E-02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Stringprocessor. calculate words entropy</text:p>
          </table:table-cell>
          <table:table-cell table:style-name="ce10" office:value-type="float" office:value="0.211548" calcext:value-type="float">
            <text:p>2,12E-01</text:p>
          </table:table-cell>
          <table:table-cell table:style-name="ce10" office:value-type="float" office:value="0.302292" calcext:value-type="float">
            <text:p>3,02E-01</text:p>
          </table:table-cell>
          <table:table-cell table:style-name="ce10" office:value-type="float" office:value="0.194403" calcext:value-type="float">
            <text:p>1,94E-01</text:p>
          </table:table-cell>
          <table:table-cell table:style-name="ce10" office:value-type="float" office:value="0.500925" calcext:value-type="float">
            <text:p>5,01E-01</text:p>
          </table:table-cell>
          <table:table-cell table:style-name="ce10" office:value-type="float" office:value="0.172234692419965" calcext:value-type="float">
            <text:p>1,72E-01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Columnstatisticscalculator.calculate entropy</text:p>
          </table:table-cell>
          <table:table-cell table:style-name="ce10" office:value-type="float" office:value="0.2029395" calcext:value-type="float">
            <text:p>2,03E-01</text:p>
          </table:table-cell>
          <table:table-cell table:style-name="ce10" office:value-type="float" office:value="0.534075714285714" calcext:value-type="float">
            <text:p>5,34E-01</text:p>
          </table:table-cell>
          <table:table-cell table:style-name="ce10" office:value-type="float" office:value="0.183825" calcext:value-type="float">
            <text:p>1,84E-01</text:p>
          </table:table-cell>
          <table:table-cell table:style-name="ce10" office:value-type="float" office:value="2.314222" calcext:value-type="float">
            <text:p>2,31E+00</text:p>
          </table:table-cell>
          <table:table-cell table:style-name="ce10" office:value-type="float" office:value="0.673620790041906" calcext:value-type="float">
            <text:p>6,74E-01</text:p>
          </table:table-cell>
          <table:table-cell table:style-name="ce11" office:value-type="float" office:value="14" calcext:value-type="float">
            <text:p>14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Timestampprocessor. calculate delta time in seconds entropy</text:p>
          </table:table-cell>
          <table:table-cell table:number-columns-repeated="4" table:style-name="ce10" office:value-type="float" office:value="0.193798" calcext:value-type="float">
            <text:p>1,94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Stringprocessor. calculate messages entropy</text:p>
          </table:table-cell>
          <table:table-cell table:style-name="ce10" office:value-type="float" office:value="0.187349" calcext:value-type="float">
            <text:p>1,87E-01</text:p>
          </table:table-cell>
          <table:table-cell table:style-name="ce10" office:value-type="float" office:value="0.219981" calcext:value-type="float">
            <text:p>2,20E-01</text:p>
          </table:table-cell>
          <table:table-cell table:style-name="ce10" office:value-type="float" office:value="0.185478" calcext:value-type="float">
            <text:p>1,85E-01</text:p>
          </table:table-cell>
          <table:table-cell table:style-name="ce10" office:value-type="float" office:value="0.287116" calcext:value-type="float">
            <text:p>2,87E-01</text:p>
          </table:table-cell>
          <table:table-cell table:style-name="ce10" office:value-type="float" office:value="0.0581481412342647" calcext:value-type="float">
            <text:p>5,81E-02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Numericprocessor. calculate distinct rows count</text:p>
          </table:table-cell>
          <table:table-cell table:number-columns-repeated="2" table:style-name="ce10" office:value-type="float" office:value="0.1692365" calcext:value-type="float">
            <text:p>1,69E-01</text:p>
          </table:table-cell>
          <table:table-cell table:style-name="ce10" office:value-type="float" office:value="0.163972" calcext:value-type="float">
            <text:p>1,64E-01</text:p>
          </table:table-cell>
          <table:table-cell table:style-name="ce10" office:value-type="float" office:value="0.174501" calcext:value-type="float">
            <text:p>1,75E-01</text:p>
          </table:table-cell>
          <table:table-cell table:style-name="ce10" office:value-type="float" office:value="0.00744512729911317" calcext:value-type="float">
            <text:p>7,45E-03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Stringprocessor. calculate distinct messages count</text:p>
          </table:table-cell>
          <table:table-cell table:style-name="ce10" office:value-type="float" office:value="0.167827" calcext:value-type="float">
            <text:p>1,68E-01</text:p>
          </table:table-cell>
          <table:table-cell table:style-name="ce10" office:value-type="float" office:value="0.206642666666667" calcext:value-type="float">
            <text:p>2,07E-01</text:p>
          </table:table-cell>
          <table:table-cell table:style-name="ce10" office:value-type="float" office:value="0.167758" calcext:value-type="float">
            <text:p>1,68E-01</text:p>
          </table:table-cell>
          <table:table-cell table:style-name="ce10" office:value-type="float" office:value="0.284343" calcext:value-type="float">
            <text:p>2,84E-01</text:p>
          </table:table-cell>
          <table:table-cell table:style-name="ce10" office:value-type="float" office:value="0.067290471393306" calcext:value-type="float">
            <text:p>6,73E-02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Timestampprocessor. calculate null rows count</text:p>
          </table:table-cell>
          <table:table-cell table:number-columns-repeated="4" table:style-name="ce10" office:value-type="float" office:value="0.078972" calcext:value-type="float">
            <text:p>7,90E-02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Stringprocessor. calculate null rows count</text:p>
          </table:table-cell>
          <table:table-cell table:style-name="ce10" office:value-type="float" office:value="0.077815" calcext:value-type="float">
            <text:p>7,78E-02</text:p>
          </table:table-cell>
          <table:table-cell table:style-name="ce10" office:value-type="float" office:value="0.0769933333333333" calcext:value-type="float">
            <text:p>7,70E-02</text:p>
          </table:table-cell>
          <table:table-cell table:style-name="ce10" office:value-type="float" office:value="0.075151" calcext:value-type="float">
            <text:p>7,52E-02</text:p>
          </table:table-cell>
          <table:table-cell table:style-name="ce10" office:value-type="float" office:value="0.078014" calcext:value-type="float">
            <text:p>7,80E-02</text:p>
          </table:table-cell>
          <table:table-cell table:style-name="ce10" office:value-type="float" office:value="0.00159860699777442" calcext:value-type="float">
            <text:p>1,60E-03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Numericprocessor. calculate null rows count</text:p>
          </table:table-cell>
          <table:table-cell table:number-columns-repeated="2" table:style-name="ce10" office:value-type="float" office:value="0.0767485" calcext:value-type="float">
            <text:p>7,67E-02</text:p>
          </table:table-cell>
          <table:table-cell table:style-name="ce10" office:value-type="float" office:value="0.06845" calcext:value-type="float">
            <text:p>6,85E-02</text:p>
          </table:table-cell>
          <table:table-cell table:style-name="ce10" office:value-type="float" office:value="0.085047" calcext:value-type="float">
            <text:p>8,50E-02</text:p>
          </table:table-cell>
          <table:table-cell table:style-name="ce10" office:value-type="float" office:value="0.0117358512473531" calcext:value-type="float">
            <text:p>1,17E-02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Numericprocessor. calculate not null rows count</text:p>
          </table:table-cell>
          <table:table-cell table:number-columns-repeated="2" table:style-name="ce10" office:value-type="float" office:value="0.068908" calcext:value-type="float">
            <text:p>6,89E-02</text:p>
          </table:table-cell>
          <table:table-cell table:style-name="ce10" office:value-type="float" office:value="0.066736" calcext:value-type="float">
            <text:p>6,67E-02</text:p>
          </table:table-cell>
          <table:table-cell table:style-name="ce10" office:value-type="float" office:value="0.07108" calcext:value-type="float">
            <text:p>7,11E-02</text:p>
          </table:table-cell>
          <table:table-cell table:style-name="ce10" office:value-type="float" office:value="0.00307167185747435" calcext:value-type="float">
            <text:p>3,07E-03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Timestampprocessor. calculate not null rows count</text:p>
          </table:table-cell>
          <table:table-cell table:number-columns-repeated="4" table:style-name="ce10" office:value-type="float" office:value="0.065092" calcext:value-type="float">
            <text:p>6,51E-02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Stringprocessor. calculate not null rows count</text:p>
          </table:table-cell>
          <table:table-cell table:style-name="ce10" office:value-type="float" office:value="0.057503" calcext:value-type="float">
            <text:p>5,75E-02</text:p>
          </table:table-cell>
          <table:table-cell table:style-name="ce10" office:value-type="float" office:value="0.0581286666666667" calcext:value-type="float">
            <text:p>5,81E-02</text:p>
          </table:table-cell>
          <table:table-cell table:style-name="ce10" office:value-type="float" office:value="0.053269" calcext:value-type="float">
            <text:p>5,33E-02</text:p>
          </table:table-cell>
          <table:table-cell table:style-name="ce10" office:value-type="float" office:value="0.063614" calcext:value-type="float">
            <text:p>6,36E-02</text:p>
          </table:table-cell>
          <table:table-cell table:style-name="ce10" office:value-type="float" office:value="0.00520080285468824" calcext:value-type="float">
            <text:p>5,20E-03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11"/>
          <table:table-cell table:style-name="ce12" table:number-columns-repeated="1006"/>
        </table:table-row>
        <table:table-row table:style-name="ro1">
          <table:table-cell table:style-name="ce19" office:value-type="string" calcext:value-type="string">
            <text:p>Columnstatisticscalculator. calculate standard deviation</text:p>
          </table:table-cell>
          <table:table-cell table:number-columns-repeated="2" table:style-name="ce10" office:value-type="float" office:value="0.0000055" calcext:value-type="float">
            <text:p>5,50E-06</text:p>
          </table:table-cell>
          <table:table-cell table:style-name="ce10" office:value-type="float" office:value="0.000005" calcext:value-type="float">
            <text:p>5,00E-06</text:p>
          </table:table-cell>
          <table:table-cell table:style-name="ce10" office:value-type="float" office:value="0.000006" calcext:value-type="float">
            <text:p>6,00E-06</text:p>
          </table:table-cell>
          <table:table-cell table:style-name="ce10" office:value-type="float" office:value="0.00000052223296786709" calcext:value-type="float">
            <text:p>5,22E-07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20"/>
        <table:table-column table:style-name="co2" table:default-cell-style-name="ce23"/>
        <table:table-column table:style-name="co3" table:number-columns-repeated="2" table:default-cell-style-name="ce23"/>
        <table:table-column table:style-name="co4" table:number-columns-repeated="8" table:default-cell-style-name="ce23"/>
        <table:table-column table:style-name="co3" table:default-cell-style-name="ce23"/>
        <table:table-column table:style-name="co4" table:default-cell-style-name="ce23"/>
        <table:table-column table:style-name="co3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9" table:default-cell-style-name="ce23"/>
        <table:table-column table:style-name="co10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8" table:default-cell-style-name="ce23"/>
        <table:table-column table:style-name="co7" table:default-cell-style-name="ce23"/>
        <table:table-column table:style-name="co5" table:default-cell-style-name="ce23"/>
        <table:table-column table:style-name="co6" table:number-columns-repeated="998" table:default-cell-style-name="ce23"/>
        <table:table-row table:style-name="ro1">
          <table:table-cell table:style-name="ce17" office:value-type="string" calcext:value-type="string">
            <text:p>Parser Statistics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8"/>
          <table:table-cell table:style-name="ce2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Filtered out rows count</text:p>
          </table:table-cell>
          <table:table-cell office:value-type="float" office:value="20040" calcext:value-type="float">
            <text:p>2004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Lost rows percentage</text:p>
          </table:table-cell>
          <table:table-cell office:value-type="float" office:value="2004" calcext:value-type="float">
            <text:p>2004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Statistical profile</text:p>
          </table:table-cell>
          <table:table-cell table:style-name="ce21" table:number-columns-repeated="6"/>
          <table:table-cell table:number-columns-repeated="1017"/>
        </table:table-row>
        <table:table-row table:style-name="ro1">
          <table:table-cell table:style-name="ce18"/>
          <table:table-cell table:style-name="ce22" office:value-type="string" calcext:value-type="string">
            <text:p>DateTime</text:p>
          </table:table-cell>
          <table:table-cell table:style-name="ce22" office:value-type="string" calcext:value-type="string">
            <text:p>PID</text:p>
          </table:table-cell>
          <table:table-cell table:style-name="ce22" office:value-type="string" calcext:value-type="string">
            <text:p>TID</text:p>
          </table:table-cell>
          <table:table-cell table:style-name="ce22" office:value-type="string" calcext:value-type="string">
            <text:p>Priority</text:p>
          </table:table-cell>
          <table:table-cell table:style-name="ce22" office:value-type="string" calcext:value-type="string">
            <text:p>Tag</text:p>
          </table:table-cell>
          <table:table-cell table:style-name="ce22" office:value-type="string" calcext:value-type="string">
            <text:p>Messag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imestamp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</text:p>
          </table:table-cell>
          <table:table-cell office:value-type="float" office:value="405969" calcext:value-type="float">
            <text:p>405969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office:value-type="float" office:value="979960" calcext:value-type="float">
            <text:p>97996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entropy</text:p>
          </table:table-cell>
          <table:table-cell office:value-type="float" office:value="2.63891548755237" calcext:value-type="float">
            <text:p>2,6389154875523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average</text:p>
          </table:table-cell>
          <table:table-cell office:value-type="float" office:value="0.0575143153946542" calcext:value-type="float">
            <text:p>0,057514315394654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max</text:p>
          </table:table-cell>
          <table:table-cell office:value-type="float" office:value="1283542" calcext:value-type="float">
            <text:p>1283542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standard deviation</text:p>
          </table:table-cell>
          <table:table-cell office:value-type="float" office:value="4.42409564018127" calcext:value-type="float">
            <text:p>4,4240956401812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variance</text:p>
          </table:table-cell>
          <table:table-cell office:value-type="float" office:value="19.5726222334709" calcext:value-type="float">
            <text:p>19,5726222334709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ewest date</text:p>
          </table:table-cell>
          <table:table-cell office:value-type="string" calcext:value-type="string">
            <text:p>12-18 11:10:57,934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Oldest date</text:p>
          </table:table-cell>
          <table:table-cell office:value-type="string" calcext:value-type="string">
            <text:p>12-17 19:31:36,263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imestamp entropy</text:p>
          </table:table-cell>
          <table:table-cell office:value-type="float" office:value="18.0310842760091" calcext:value-type="float">
            <text:p>18,031084276009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Numeric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23" calcext:value-type="float">
            <text:p>323</text:p>
          </table:table-cell>
          <table:table-cell office:value-type="float" office:value="4924" calcext:value-type="float">
            <text:p>492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79960" calcext:value-type="float">
            <text:p>97996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ntropy</text:p>
          </table:table-cell>
          <table:table-cell office:value-type="string" calcext:value-type="string">
            <text:p>-</text:p>
          </table:table-cell>
          <table:table-cell office:value-type="float" office:value="3.56405405716052" calcext:value-type="float">
            <text:p>3,56405405716052</text:p>
          </table:table-cell>
          <table:table-cell office:value-type="float" office:value="6.38388959738435" calcext:value-type="float">
            <text:p>6,3838895973843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average</text:p>
          </table:table-cell>
          <table:table-cell office:value-type="string" calcext:value-type="string">
            <text:p>-</text:p>
          </table:table-cell>
          <table:table-cell office:value-type="float" office:value="3684.26528939957" calcext:value-type="float">
            <text:p>3684,26528939957</text:p>
          </table:table-cell>
          <table:table-cell office:value-type="float" office:value="7991.87598473407" calcext:value-type="float">
            <text:p>7991,8759847340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max</text:p>
          </table:table-cell>
          <table:table-cell office:value-type="string" calcext:value-type="string">
            <text:p>-</text:p>
          </table:table-cell>
          <table:table-cell office:value-type="float" office:value="32720" calcext:value-type="float">
            <text:p>32720</text:p>
          </table:table-cell>
          <table:table-cell office:value-type="float" office:value="32767" calcext:value-type="float">
            <text:p>3276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min</text:p>
          </table:table-cell>
          <table:table-cell office:value-type="string" calcext:value-type="string">
            <text:p>-</text:p>
          </table:table-cell>
          <table:table-cell office:value-type="float" office:value="521" calcext:value-type="float">
            <text:p>521</text:p>
          </table:table-cell>
          <table:table-cell office:value-type="float" office:value="362" calcext:value-type="float">
            <text:p>36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5656.79545187554" calcext:value-type="float">
            <text:p>5656,79545187554</text:p>
          </table:table-cell>
          <table:table-cell office:value-type="float" office:value="10013.903488537" calcext:value-type="float">
            <text:p>10013,90348853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variance</text:p>
          </table:table-cell>
          <table:table-cell office:value-type="string" calcext:value-type="string">
            <text:p>-</text:p>
          </table:table-cell>
          <table:table-cell office:value-type="float" office:value="31999334.7843597" calcext:value-type="float">
            <text:p>31999334,7843597</text:p>
          </table:table-cell>
          <table:table-cell office:value-type="float" office:value="100278263.077733" calcext:value-type="float">
            <text:p>100278263,07773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tring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67511014903551" calcext:value-type="float">
            <text:p>1,67511014903551</text:p>
          </table:table-cell>
          <table:table-cell office:value-type="float" office:value="4.94641604509913" calcext:value-type="float">
            <text:p>4,94641604509913</text:p>
          </table:table-cell>
          <table:table-cell office:value-type="float" office:value="5.53508216172389" calcext:value-type="float">
            <text:p>5,53508216172389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872362971698837" calcext:value-type="float">
            <text:p>0,872362971698837</text:p>
          </table:table-cell>
          <table:table-cell office:value-type="float" office:value="4.85257679032118" calcext:value-type="float">
            <text:p>4,8525767903211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75540332391613" calcext:value-type="float">
            <text:p>1,75540332391613</text:p>
          </table:table-cell>
          <table:table-cell office:value-type="float" office:value="5.6825191921946" calcext:value-type="float">
            <text:p>5,6825191921946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08144082961579" calcext:value-type="float">
            <text:p>3,08144082961579</text:p>
          </table:table-cell>
          <table:table-cell office:value-type="float" office:value="32.29102436966" calcext:value-type="float">
            <text:p>32,29102436966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1047" calcext:value-type="float">
            <text:p>104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462" calcext:value-type="float">
            <text:p>1462</text:p>
          </table:table-cell>
          <table:table-cell office:value-type="float" office:value="180539" calcext:value-type="float">
            <text:p>180539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466" calcext:value-type="float">
            <text:p>1466</text:p>
          </table:table-cell>
          <table:table-cell office:value-type="float" office:value="196646" calcext:value-type="float">
            <text:p>196646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79960" calcext:value-type="float">
            <text:p>979960</text:p>
          </table:table-cell>
          <table:table-cell office:value-type="float" office:value="977663" calcext:value-type="float">
            <text:p>977663</text:p>
          </table:table-cell>
          <table:table-cell office:value-type="float" office:value="929121" calcext:value-type="float">
            <text:p>92912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297" calcext:value-type="float">
            <text:p>2297</text:p>
          </table:table-cell>
          <table:table-cell office:value-type="float" office:value="50839" calcext:value-type="float">
            <text:p>50839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.0921841166128" calcext:value-type="float">
            <text:p>16,0921841166128</text:p>
          </table:table-cell>
          <table:table-cell office:value-type="float" office:value="74.8013940057323" calcext:value-type="float">
            <text:p>74,8013940057323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050" calcext:value-type="float">
            <text:p>405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63067050537601" calcext:value-type="float">
            <text:p>7,63067050537601</text:p>
          </table:table-cell>
          <table:table-cell office:value-type="float" office:value="75.4463384624406" calcext:value-type="float">
            <text:p>75,4463384624406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8.2271323616153" calcext:value-type="float">
            <text:p>58,2271323616153</text:p>
          </table:table-cell>
          <table:table-cell office:value-type="float" office:value="5692.14998738914" calcext:value-type="float">
            <text:p>5692,1499873891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67511014903551" calcext:value-type="float">
            <text:p>1,67511014903551</text:p>
          </table:table-cell>
          <table:table-cell office:value-type="float" office:value="7.08369741153842" calcext:value-type="float">
            <text:p>7,08369741153842</text:p>
          </table:table-cell>
          <table:table-cell office:value-type="float" office:value="12.3781623666106" calcext:value-type="float">
            <text:p>12,3781623666106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67511014903551" calcext:value-type="float">
            <text:p>1,67511014903551</text:p>
          </table:table-cell>
          <table:table-cell office:value-type="float" office:value="4.81469992281652" calcext:value-type="float">
            <text:p>4,81469992281652</text:p>
          </table:table-cell>
          <table:table-cell office:value-type="float" office:value="11.30371452275" calcext:value-type="float">
            <text:p>11,3037145227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.0921841166128" calcext:value-type="float">
            <text:p>16,0921841166128</text:p>
          </table:table-cell>
          <table:table-cell office:value-type="float" office:value="74.8013940057323" calcext:value-type="float">
            <text:p>74,8013940057323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050" calcext:value-type="float">
            <text:p>405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63067050537601" calcext:value-type="float">
            <text:p>7,63067050537601</text:p>
          </table:table-cell>
          <table:table-cell office:value-type="float" office:value="75.4463384624406" calcext:value-type="float">
            <text:p>75,4463384624406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8.2271323616153" calcext:value-type="float">
            <text:p>58,2271323616153</text:p>
          </table:table-cell>
          <table:table-cell office:value-type="float" office:value="5692.14998738914" calcext:value-type="float">
            <text:p>5692,1499873891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Execution call tracker</text:p>
          </table:table-cell>
          <table:table-cell table:style-name="ce21" table:number-columns-repeated="6"/>
          <table:table-cell table:style-name="ce12" table:number-columns-repeated="1017"/>
        </table:table-row>
        <table:table-row table:style-name="ro1">
          <table:table-cell table:style-name="ce18" office:value-type="string" calcext:value-type="string">
            <text:p>Function name</text:p>
          </table:table-cell>
          <table:table-cell table:style-name="ce8" office:value-type="string" calcext:value-type="string">
            <text:p>Execution time</text:p>
          </table:table-cell>
          <table:table-cell table:style-name="ce22" table:number-columns-repeated="4"/>
          <table:table-cell table:style-name="ce22" office:value-type="string" calcext:value-type="string">
            <text:p>Call count</text:p>
          </table:table-cell>
          <table:table-cell table:style-name="ce12" table:number-columns-repeated="1017"/>
        </table:table-row>
        <table:table-row table:style-name="ro1">
          <table:table-cell table:style-name="ce19"/>
          <table:table-cell table:style-name="ce15" office:value-type="string" calcext:value-type="string">
            <text:p>Median in seconds</text:p>
          </table:table-cell>
          <table:table-cell table:style-name="ce15" office:value-type="string" calcext:value-type="string">
            <text:p>Mean in seconds</text:p>
          </table:table-cell>
          <table:table-cell table:style-name="ce15" office:value-type="string" calcext:value-type="string">
            <text:p>Min in seconds</text:p>
          </table:table-cell>
          <table:table-cell table:style-name="ce15" office:value-type="string" calcext:value-type="string">
            <text:p>Max in seconds</text:p>
          </table:table-cell>
          <table:table-cell table:style-name="ce15" office:value-type="string" calcext:value-type="string">
            <text:p>Standard deviation in seconds </text:p>
          </table:table-cell>
          <table:table-cell table:style-name="ce15"/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Getdescription emit columnar statistics</text:p>
          </table:table-cell>
          <table:table-cell table:number-columns-repeated="4" table:style-name="ce10" office:value-type="float" office:value="218.356479" calcext:value-type="float">
            <text:p>2,18E+02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Stringprocessor.process</text:p>
          </table:table-cell>
          <table:table-cell table:style-name="ce10" office:value-type="float" office:value="39.543143" calcext:value-type="float">
            <text:p>3,95E+01</text:p>
          </table:table-cell>
          <table:table-cell table:style-name="ce10" office:value-type="float" office:value="59.1531623333333" calcext:value-type="float">
            <text:p>5,92E+01</text:p>
          </table:table-cell>
          <table:table-cell table:style-name="ce10" office:value-type="float" office:value="19.110226" calcext:value-type="float">
            <text:p>1,91E+01</text:p>
          </table:table-cell>
          <table:table-cell table:style-name="ce10" office:value-type="float" office:value="118.806118" calcext:value-type="float">
            <text:p>1,19E+02</text:p>
          </table:table-cell>
          <table:table-cell table:style-name="ce10" office:value-type="float" office:value="52.6614884342362" calcext:value-type="float">
            <text:p>5,27E+01</text:p>
          </table:table-cell>
          <table:table-cell table:style-name="ce11" office:value-type="float" office:value="3" calcext:value-type="float">
            <text:p>3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Timestampprocessor.process</text:p>
          </table:table-cell>
          <table:table-cell table:number-columns-repeated="4" table:style-name="ce10" office:value-type="float" office:value="27.238771" calcext:value-type="float">
            <text:p>2,72E+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Tupleprocessor.process</text:p>
          </table:table-cell>
          <table:table-cell table:number-columns-repeated="4" table:style-name="ce10" office:value-type="float" office:value="18.934652" calcext:value-type="float">
            <text:p>1,89E+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Tupleprocessor. calculate tuple entropy</text:p>
          </table:table-cell>
          <table:table-cell table:number-columns-repeated="4" table:style-name="ce10" office:value-type="float" office:value="18.934348" calcext:value-type="float">
            <text:p>1,89E+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Timestampprocessor. get delta time in seconds statistics</text:p>
          </table:table-cell>
          <table:table-cell table:number-columns-repeated="4" table:style-name="ce10" office:value-type="float" office:value="16.278525" calcext:value-type="float">
            <text:p>1,63E+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Stringprocessor. calculate distinct characters count</text:p>
          </table:table-cell>
          <table:table-cell table:style-name="ce10" office:value-type="float" office:value="15.166294" calcext:value-type="float">
            <text:p>1,52E+01</text:p>
          </table:table-cell>
          <table:table-cell table:style-name="ce10" office:value-type="float" office:value="27.3474346666667" calcext:value-type="float">
            <text:p>2,73E+01</text:p>
          </table:table-cell>
          <table:table-cell table:style-name="ce10" office:value-type="float" office:value="1.616229" calcext:value-type="float">
            <text:p>1,62E+00</text:p>
          </table:table-cell>
          <table:table-cell table:style-name="ce10" office:value-type="float" office:value="65.259781" calcext:value-type="float">
            <text:p>6,53E+01</text:p>
          </table:table-cell>
          <table:table-cell table:style-name="ce10" office:value-type="float" office:value="33.5247754466755" calcext:value-type="float">
            <text:p>3,35E+01</text:p>
          </table:table-cell>
          <table:table-cell table:style-name="ce11" office:value-type="float" office:value="3" calcext:value-type="float">
            <text:p>3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Statefulworkflowbreakercheckpointer.checkpoint</text:p>
          </table:table-cell>
          <table:table-cell table:number-columns-repeated="4" table:style-name="ce10" office:value-type="float" office:value="12.147648" calcext:value-type="float">
            <text:p>1,21E+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Numericprocessor.process</text:p>
          </table:table-cell>
          <table:table-cell table:number-columns-repeated="2" table:style-name="ce10" office:value-type="float" office:value="6.7388795" calcext:value-type="float">
            <text:p>6,74E+00</text:p>
          </table:table-cell>
          <table:table-cell table:style-name="ce10" office:value-type="float" office:value="6.702613" calcext:value-type="float">
            <text:p>6,70E+00</text:p>
          </table:table-cell>
          <table:table-cell table:style-name="ce10" office:value-type="float" office:value="6.775146" calcext:value-type="float">
            <text:p>6,78E+00</text:p>
          </table:table-cell>
          <table:table-cell table:style-name="ce10" office:value-type="float" office:value="0.0512885761598045" calcext:value-type="float">
            <text:p>5,13E-02</text:p>
          </table:table-cell>
          <table:table-cell table:style-name="ce11" office:value-type="float" office:value="2" calcext:value-type="float">
            <text:p>2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Stringprocessor. calculate characters entropy</text:p>
          </table:table-cell>
          <table:table-cell table:style-name="ce10" office:value-type="float" office:value="5.746857" calcext:value-type="float">
            <text:p>5,75E+00</text:p>
          </table:table-cell>
          <table:table-cell table:style-name="ce10" office:value-type="float" office:value="10.3360126666667" calcext:value-type="float">
            <text:p>1,03E+01</text:p>
          </table:table-cell>
          <table:table-cell table:style-name="ce10" office:value-type="float" office:value="0.568279" calcext:value-type="float">
            <text:p>5,68E-01</text:p>
          </table:table-cell>
          <table:table-cell table:style-name="ce10" office:value-type="float" office:value="24.692902" calcext:value-type="float">
            <text:p>2,47E+01</text:p>
          </table:table-cell>
          <table:table-cell table:style-name="ce10" office:value-type="float" office:value="12.7001819287247" calcext:value-type="float">
            <text:p>1,27E+01</text:p>
          </table:table-cell>
          <table:table-cell table:style-name="ce11" office:value-type="float" office:value="3" calcext:value-type="float">
            <text:p>3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Stringprocessor. get message length statistics</text:p>
          </table:table-cell>
          <table:table-cell table:style-name="ce10" office:value-type="float" office:value="4.378192" calcext:value-type="float">
            <text:p>4,38E+00</text:p>
          </table:table-cell>
          <table:table-cell table:style-name="ce10" office:value-type="float" office:value="4.33998233333333" calcext:value-type="float">
            <text:p>4,34E+00</text:p>
          </table:table-cell>
          <table:table-cell table:style-name="ce10" office:value-type="float" office:value="4.208457" calcext:value-type="float">
            <text:p>4,21E+00</text:p>
          </table:table-cell>
          <table:table-cell table:style-name="ce10" office:value-type="float" office:value="4.433298" calcext:value-type="float">
            <text:p>4,43E+00</text:p>
          </table:table-cell>
          <table:table-cell table:style-name="ce10" office:value-type="float" office:value="0.117189388556871" calcext:value-type="float">
            <text:p>1,17E-01</text:p>
          </table:table-cell>
          <table:table-cell table:style-name="ce11" office:value-type="float" office:value="3" calcext:value-type="float">
            <text:p>3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Stringprocessor. get count blank spaces statistics</text:p>
          </table:table-cell>
          <table:table-cell table:style-name="ce10" office:value-type="float" office:value="3.851034" calcext:value-type="float">
            <text:p>3,85E+00</text:p>
          </table:table-cell>
          <table:table-cell table:style-name="ce10" office:value-type="float" office:value="3.82940733333333" calcext:value-type="float">
            <text:p>3,83E+00</text:p>
          </table:table-cell>
          <table:table-cell table:style-name="ce10" office:value-type="float" office:value="3.749935" calcext:value-type="float">
            <text:p>3,75E+00</text:p>
          </table:table-cell>
          <table:table-cell table:style-name="ce10" office:value-type="float" office:value="3.887253" calcext:value-type="float">
            <text:p>3,89E+00</text:p>
          </table:table-cell>
          <table:table-cell table:style-name="ce10" office:value-type="float" office:value="0.0711677090704298" calcext:value-type="float">
            <text:p>7,12E-02</text:p>
          </table:table-cell>
          <table:table-cell table:style-name="ce11" office:value-type="float" office:value="3" calcext:value-type="float">
            <text:p>3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number statistics</text:p>
          </table:table-cell>
          <table:table-cell table:style-name="ce10" office:value-type="float" office:value="3.8403215" calcext:value-type="float">
            <text:p>3,84E+00</text:p>
          </table:table-cell>
          <table:table-cell table:style-name="ce10" office:value-type="float" office:value="4.9583455" calcext:value-type="float">
            <text:p>4,96E+00</text:p>
          </table:table-cell>
          <table:table-cell table:style-name="ce10" office:value-type="float" office:value="3.683237" calcext:value-type="float">
            <text:p>3,68E+00</text:p>
          </table:table-cell>
          <table:table-cell table:style-name="ce10" office:value-type="float" office:value="16.278513" calcext:value-type="float">
            <text:p>1,63E+01</text:p>
          </table:table-cell>
          <table:table-cell table:style-name="ce10" office:value-type="float" office:value="3.57413862387664" calcext:value-type="float">
            <text:p>3,57E+00</text:p>
          </table:table-cell>
          <table:table-cell table:style-name="ce11" office:value-type="float" office:value="12" calcext:value-type="float">
            <text:p>12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Stringprocessor. get words length statistics</text:p>
          </table:table-cell>
          <table:table-cell table:style-name="ce10" office:value-type="float" office:value="3.765773" calcext:value-type="float">
            <text:p>3,77E+00</text:p>
          </table:table-cell>
          <table:table-cell table:style-name="ce10" office:value-type="float" office:value="3.77091066666667" calcext:value-type="float">
            <text:p>3,77E+00</text:p>
          </table:table-cell>
          <table:table-cell table:style-name="ce10" office:value-type="float" office:value="3.695716" calcext:value-type="float">
            <text:p>3,70E+00</text:p>
          </table:table-cell>
          <table:table-cell table:style-name="ce10" office:value-type="float" office:value="3.851243" calcext:value-type="float">
            <text:p>3,85E+00</text:p>
          </table:table-cell>
          <table:table-cell table:style-name="ce10" office:value-type="float" office:value="0.0778906839508638" calcext:value-type="float">
            <text:p>7,79E-02</text:p>
          </table:table-cell>
          <table:table-cell table:style-name="ce11" office:value-type="float" office:value="3" calcext:value-type="float">
            <text:p>3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Timestampprocessor. calculate distinct rows count</text:p>
          </table:table-cell>
          <table:table-cell table:number-columns-repeated="4" table:style-name="ce10" office:value-type="float" office:value="3.06007" calcext:value-type="float">
            <text:p>3,06E+00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Stringprocessor. calculate distinct words count</text:p>
          </table:table-cell>
          <table:table-cell table:style-name="ce10" office:value-type="float" office:value="2.625726" calcext:value-type="float">
            <text:p>2,63E+00</text:p>
          </table:table-cell>
          <table:table-cell table:style-name="ce10" office:value-type="float" office:value="4.132562" calcext:value-type="float">
            <text:p>4,13E+00</text:p>
          </table:table-cell>
          <table:table-cell table:style-name="ce10" office:value-type="float" office:value="1.660532" calcext:value-type="float">
            <text:p>1,66E+00</text:p>
          </table:table-cell>
          <table:table-cell table:style-name="ce10" office:value-type="float" office:value="8.111428" calcext:value-type="float">
            <text:p>8,11E+00</text:p>
          </table:table-cell>
          <table:table-cell table:style-name="ce10" office:value-type="float" office:value="3.47942967293147" calcext:value-type="float">
            <text:p>3,48E+00</text:p>
          </table:table-cell>
          <table:table-cell table:style-name="ce11" office:value-type="float" office:value="3" calcext:value-type="float">
            <text:p>3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Timestampprocessor. calculate timestamp entropy</text:p>
          </table:table-cell>
          <table:table-cell table:number-columns-repeated="4" table:style-name="ce10" office:value-type="float" office:value="1.911791" calcext:value-type="float">
            <text:p>1,91E+00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variance</text:p>
          </table:table-cell>
          <table:table-cell table:style-name="ce10" office:value-type="float" office:value="1.251806" calcext:value-type="float">
            <text:p>1,25E+00</text:p>
          </table:table-cell>
          <table:table-cell table:style-name="ce10" office:value-type="float" office:value="1.25183316666667" calcext:value-type="float">
            <text:p>1,25E+00</text:p>
          </table:table-cell>
          <table:table-cell table:style-name="ce10" office:value-type="float" office:value="1.10491" calcext:value-type="float">
            <text:p>1,10E+00</text:p>
          </table:table-cell>
          <table:table-cell table:style-name="ce10" office:value-type="float" office:value="1.313718" calcext:value-type="float">
            <text:p>1,31E+00</text:p>
          </table:table-cell>
          <table:table-cell table:style-name="ce10" office:value-type="float" office:value="0.0556244756393398" calcext:value-type="float">
            <text:p>5,56E-02</text:p>
          </table:table-cell>
          <table:table-cell table:style-name="ce11" office:value-type="float" office:value="12" calcext:value-type="float">
            <text:p>12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Stringprocessor. calculate words entropy</text:p>
          </table:table-cell>
          <table:table-cell table:style-name="ce10" office:value-type="float" office:value="0.921276" calcext:value-type="float">
            <text:p>9,21E-01</text:p>
          </table:table-cell>
          <table:table-cell table:style-name="ce10" office:value-type="float" office:value="1.74068233333333" calcext:value-type="float">
            <text:p>1,74E+00</text:p>
          </table:table-cell>
          <table:table-cell table:style-name="ce10" office:value-type="float" office:value="0.583281" calcext:value-type="float">
            <text:p>5,83E-01</text:p>
          </table:table-cell>
          <table:table-cell table:style-name="ce10" office:value-type="float" office:value="3.71749" calcext:value-type="float">
            <text:p>3,72E+00</text:p>
          </table:table-cell>
          <table:table-cell table:style-name="ce10" office:value-type="float" office:value="1.72028676919005" calcext:value-type="float">
            <text:p>1,72E+00</text:p>
          </table:table-cell>
          <table:table-cell table:style-name="ce11" office:value-type="float" office:value="3" calcext:value-type="float">
            <text:p>3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min max</text:p>
          </table:table-cell>
          <table:table-cell table:style-name="ce10" office:value-type="float" office:value="0.917966" calcext:value-type="float">
            <text:p>9,18E-01</text:p>
          </table:table-cell>
          <table:table-cell table:style-name="ce10" office:value-type="float" office:value="0.970824076923077" calcext:value-type="float">
            <text:p>9,71E-01</text:p>
          </table:table-cell>
          <table:table-cell table:style-name="ce10" office:value-type="float" office:value="0.756873" calcext:value-type="float">
            <text:p>7,57E-01</text:p>
          </table:table-cell>
          <table:table-cell table:style-name="ce10" office:value-type="float" office:value="1.776784" calcext:value-type="float">
            <text:p>1,78E+00</text:p>
          </table:table-cell>
          <table:table-cell table:style-name="ce10" office:value-type="float" office:value="0.247281978112526" calcext:value-type="float">
            <text:p>2,47E-01</text:p>
          </table:table-cell>
          <table:table-cell table:style-name="ce11" office:value-type="float" office:value="13" calcext:value-type="float">
            <text:p>13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Stringprocessor. calculate distinct messages count</text:p>
          </table:table-cell>
          <table:table-cell table:style-name="ce10" office:value-type="float" office:value="0.885365" calcext:value-type="float">
            <text:p>8,85E-01</text:p>
          </table:table-cell>
          <table:table-cell table:style-name="ce10" office:value-type="float" office:value="1.167544" calcext:value-type="float">
            <text:p>1,17E+00</text:p>
          </table:table-cell>
          <table:table-cell table:style-name="ce10" office:value-type="float" office:value="0.830803" calcext:value-type="float">
            <text:p>8,31E-01</text:p>
          </table:table-cell>
          <table:table-cell table:style-name="ce10" office:value-type="float" office:value="1.786464" calcext:value-type="float">
            <text:p>1,79E+00</text:p>
          </table:table-cell>
          <table:table-cell table:style-name="ce10" office:value-type="float" office:value="0.536694259109411" calcext:value-type="float">
            <text:p>5,37E-01</text:p>
          </table:table-cell>
          <table:table-cell table:style-name="ce11" office:value-type="float" office:value="3" calcext:value-type="float">
            <text:p>3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Numericprocessor. calculate distinct rows count</text:p>
          </table:table-cell>
          <table:table-cell table:number-columns-repeated="2" table:style-name="ce10" office:value-type="float" office:value="0.88154" calcext:value-type="float">
            <text:p>8,82E-01</text:p>
          </table:table-cell>
          <table:table-cell table:style-name="ce10" office:value-type="float" office:value="0.874484" calcext:value-type="float">
            <text:p>8,74E-01</text:p>
          </table:table-cell>
          <table:table-cell table:style-name="ce10" office:value-type="float" office:value="0.888596" calcext:value-type="float">
            <text:p>8,89E-01</text:p>
          </table:table-cell>
          <table:table-cell table:style-name="ce10" office:value-type="float" office:value="0.00997869089610457" calcext:value-type="float">
            <text:p>9,98E-03</text:p>
          </table:table-cell>
          <table:table-cell table:style-name="ce11" office:value-type="float" office:value="2" calcext:value-type="float">
            <text:p>2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average count</text:p>
          </table:table-cell>
          <table:table-cell table:style-name="ce10" office:value-type="float" office:value="0.8608915" calcext:value-type="float">
            <text:p>8,61E-01</text:p>
          </table:table-cell>
          <table:table-cell table:style-name="ce10" office:value-type="float" office:value="0.858424666666667" calcext:value-type="float">
            <text:p>8,58E-01</text:p>
          </table:table-cell>
          <table:table-cell table:style-name="ce10" office:value-type="float" office:value="0.684564" calcext:value-type="float">
            <text:p>6,85E-01</text:p>
          </table:table-cell>
          <table:table-cell table:style-name="ce10" office:value-type="float" office:value="0.953048" calcext:value-type="float">
            <text:p>9,53E-01</text:p>
          </table:table-cell>
          <table:table-cell table:style-name="ce10" office:value-type="float" office:value="0.0667435084256866" calcext:value-type="float">
            <text:p>6,67E-02</text:p>
          </table:table-cell>
          <table:table-cell table:style-name="ce11" office:value-type="float" office:value="12" calcext:value-type="float">
            <text:p>12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entropy</text:p>
          </table:table-cell>
          <table:table-cell table:style-name="ce10" office:value-type="float" office:value="0.781204" calcext:value-type="float">
            <text:p>7,81E-01</text:p>
          </table:table-cell>
          <table:table-cell table:style-name="ce10" office:value-type="float" office:value="4.3731025" calcext:value-type="float">
            <text:p>4,37E+00</text:p>
          </table:table-cell>
          <table:table-cell table:style-name="ce10" office:value-type="float" office:value="0.528856" calcext:value-type="float">
            <text:p>5,29E-01</text:p>
          </table:table-cell>
          <table:table-cell table:style-name="ce10" office:value-type="float" office:value="24.692883" calcext:value-type="float">
            <text:p>2,47E+01</text:p>
          </table:table-cell>
          <table:table-cell table:style-name="ce10" office:value-type="float" office:value="7.62455829627663" calcext:value-type="float">
            <text:p>7,62E+00</text:p>
          </table:table-cell>
          <table:table-cell table:style-name="ce11" office:value-type="float" office:value="14" calcext:value-type="float">
            <text:p>14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Stringprocessor. calculate messages entropy</text:p>
          </table:table-cell>
          <table:table-cell table:style-name="ce10" office:value-type="float" office:value="0.594338" calcext:value-type="float">
            <text:p>5,94E-01</text:p>
          </table:table-cell>
          <table:table-cell table:style-name="ce10" office:value-type="float" office:value="0.794086666666667" calcext:value-type="float">
            <text:p>7,94E-01</text:p>
          </table:table-cell>
          <table:table-cell table:style-name="ce10" office:value-type="float" office:value="0.561216" calcext:value-type="float">
            <text:p>5,61E-01</text:p>
          </table:table-cell>
          <table:table-cell table:style-name="ce10" office:value-type="float" office:value="1.226706" calcext:value-type="float">
            <text:p>1,23E+00</text:p>
          </table:table-cell>
          <table:table-cell table:style-name="ce10" office:value-type="float" office:value="0.375025175690024" calcext:value-type="float">
            <text:p>3,75E-01</text:p>
          </table:table-cell>
          <table:table-cell table:style-name="ce11" office:value-type="float" office:value="3" calcext:value-type="float">
            <text:p>3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Timestampprocessor. calculate delta time in seconds entropy</text:p>
          </table:table-cell>
          <table:table-cell table:number-columns-repeated="4" table:style-name="ce10" office:value-type="float" office:value="0.528886" calcext:value-type="float">
            <text:p>5,29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Timestampprocessor. calculate null rows count</text:p>
          </table:table-cell>
          <table:table-cell table:number-columns-repeated="4" table:style-name="ce10" office:value-type="float" office:value="0.410583" calcext:value-type="float">
            <text:p>4,11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Numericprocessor. calculate null rows count</text:p>
          </table:table-cell>
          <table:table-cell table:number-columns-repeated="2" table:style-name="ce10" office:value-type="float" office:value="0.350162" calcext:value-type="float">
            <text:p>3,50E-01</text:p>
          </table:table-cell>
          <table:table-cell table:style-name="ce10" office:value-type="float" office:value="0.347678" calcext:value-type="float">
            <text:p>3,48E-01</text:p>
          </table:table-cell>
          <table:table-cell table:style-name="ce10" office:value-type="float" office:value="0.352646" calcext:value-type="float">
            <text:p>3,53E-01</text:p>
          </table:table-cell>
          <table:table-cell table:style-name="ce10" office:value-type="float" office:value="0.00351290648893475" calcext:value-type="float">
            <text:p>3,51E-03</text:p>
          </table:table-cell>
          <table:table-cell table:style-name="ce11" office:value-type="float" office:value="2" calcext:value-type="float">
            <text:p>2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Stringprocessor. calculate null rows count</text:p>
          </table:table-cell>
          <table:table-cell table:style-name="ce10" office:value-type="float" office:value="0.344881" calcext:value-type="float">
            <text:p>3,45E-01</text:p>
          </table:table-cell>
          <table:table-cell table:style-name="ce10" office:value-type="float" office:value="0.341515333333333" calcext:value-type="float">
            <text:p>3,42E-01</text:p>
          </table:table-cell>
          <table:table-cell table:style-name="ce10" office:value-type="float" office:value="0.314993" calcext:value-type="float">
            <text:p>3,15E-01</text:p>
          </table:table-cell>
          <table:table-cell table:style-name="ce10" office:value-type="float" office:value="0.364672" calcext:value-type="float">
            <text:p>3,65E-01</text:p>
          </table:table-cell>
          <table:table-cell table:style-name="ce10" office:value-type="float" office:value="0.0250099289149996" calcext:value-type="float">
            <text:p>2,50E-02</text:p>
          </table:table-cell>
          <table:table-cell table:style-name="ce11" office:value-type="float" office:value="3" calcext:value-type="float">
            <text:p>3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Timestampprocessor. calculate not null rows count</text:p>
          </table:table-cell>
          <table:table-cell table:number-columns-repeated="4" table:style-name="ce10" office:value-type="float" office:value="0.250925" calcext:value-type="float">
            <text:p>2,51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Stringprocessor. calculate not null rows count</text:p>
          </table:table-cell>
          <table:table-cell table:style-name="ce10" office:value-type="float" office:value="0.191455" calcext:value-type="float">
            <text:p>1,91E-01</text:p>
          </table:table-cell>
          <table:table-cell table:style-name="ce10" office:value-type="float" office:value="0.197035333333333" calcext:value-type="float">
            <text:p>1,97E-01</text:p>
          </table:table-cell>
          <table:table-cell table:style-name="ce10" office:value-type="float" office:value="0.182009" calcext:value-type="float">
            <text:p>1,82E-01</text:p>
          </table:table-cell>
          <table:table-cell table:style-name="ce10" office:value-type="float" office:value="0.217642" calcext:value-type="float">
            <text:p>2,18E-01</text:p>
          </table:table-cell>
          <table:table-cell table:style-name="ce10" office:value-type="float" office:value="0.0184603023359135" calcext:value-type="float">
            <text:p>1,85E-02</text:p>
          </table:table-cell>
          <table:table-cell table:style-name="ce11" office:value-type="float" office:value="3" calcext:value-type="float">
            <text:p>3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Numericprocessor. calculate not null rows count</text:p>
          </table:table-cell>
          <table:table-cell table:number-columns-repeated="2" table:style-name="ce10" office:value-type="float" office:value="0.1803415" calcext:value-type="float">
            <text:p>1,80E-01</text:p>
          </table:table-cell>
          <table:table-cell table:style-name="ce10" office:value-type="float" office:value="0.171956" calcext:value-type="float">
            <text:p>1,72E-01</text:p>
          </table:table-cell>
          <table:table-cell table:style-name="ce10" office:value-type="float" office:value="0.188727" calcext:value-type="float">
            <text:p>1,89E-01</text:p>
          </table:table-cell>
          <table:table-cell table:style-name="ce10" office:value-type="float" office:value="0.0118588878272796" calcext:value-type="float">
            <text:p>1,19E-02</text:p>
          </table:table-cell>
          <table:table-cell table:style-name="ce11" office:value-type="float" office:value="2" calcext:value-type="float">
            <text:p>2</text:p>
          </table:table-cell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Columnstatisticscalculator. calculate standard deviation</text:p>
          </table:table-cell>
          <table:table-cell table:style-name="ce10" office:value-type="float" office:value="0.000006" calcext:value-type="float">
            <text:p>6,00E-06</text:p>
          </table:table-cell>
          <table:table-cell table:style-name="ce10" office:value-type="float" office:value="0.00000675" calcext:value-type="float">
            <text:p>6,75E-06</text:p>
          </table:table-cell>
          <table:table-cell table:style-name="ce10" office:value-type="float" office:value="0.000004" calcext:value-type="float">
            <text:p>4,00E-06</text:p>
          </table:table-cell>
          <table:table-cell table:style-name="ce10" office:value-type="float" office:value="0.000016" calcext:value-type="float">
            <text:p>1,60E-05</text:p>
          </table:table-cell>
          <table:table-cell table:style-name="ce10" office:value-type="float" office:value="0.00000313702232872339" calcext:value-type="float">
            <text:p>3,14E-06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 de dades complet" table:style-name="ta1">
        <table:table-column table:style-name="co1" table:default-cell-style-name="ce20"/>
        <table:table-column table:style-name="co2" table:default-cell-style-name="ce23"/>
        <table:table-column table:style-name="co3" table:number-columns-repeated="2" table:default-cell-style-name="ce23"/>
        <table:table-column table:style-name="co4" table:number-columns-repeated="6" table:default-cell-style-name="ce23"/>
        <table:table-column table:style-name="co11" table:number-columns-repeated="2" table:default-cell-style-name="ce23"/>
        <table:table-column table:style-name="co12" table:default-cell-style-name="ce23"/>
        <table:table-column table:style-name="co10" table:default-cell-style-name="ce23"/>
        <table:table-column table:style-name="co8" table:number-columns-repeated="4" table:default-cell-style-name="ce23"/>
        <table:table-column table:style-name="co10" table:default-cell-style-name="ce23"/>
        <table:table-column table:style-name="co8" table:default-cell-style-name="ce23"/>
        <table:table-column table:style-name="co10" table:default-cell-style-name="ce23"/>
        <table:table-column table:style-name="co8" table:number-columns-repeated="3" table:default-cell-style-name="ce23"/>
        <table:table-column table:style-name="co7" table:default-cell-style-name="ce23"/>
        <table:table-column table:style-name="co8" table:default-cell-style-name="ce23"/>
        <table:table-column table:style-name="co7" table:default-cell-style-name="ce23"/>
        <table:table-column table:style-name="co5" table:default-cell-style-name="ce23"/>
        <table:table-column table:style-name="co6" table:number-columns-repeated="996" table:default-cell-style-name="ce23"/>
        <table:table-row table:style-name="ro1">
          <table:table-cell table:style-name="ce17" office:value-type="string" calcext:value-type="string">
            <text:p>Parser Statistics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8"/>
          <table:table-cell table:style-name="ce2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Filtered out rows count</text:p>
          </table:table-cell>
          <table:table-cell office:value-type="float" office:value="34879" calcext:value-type="float">
            <text:p>34879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Lost rows percentage</text:p>
          </table:table-cell>
          <table:table-cell office:value-type="float" office:value="2.24301529577075" calcext:value-type="float">
            <text:p>2,2430152957707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Original rows count</text:p>
          </table:table-cell>
          <table:table-cell office:value-type="float" office:value="1555005" calcext:value-type="float">
            <text:p>15550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Statistical profile</text:p>
          </table:table-cell>
          <table:table-cell table:style-name="ce21" table:number-columns-repeated="6"/>
          <table:table-cell table:number-columns-repeated="1017"/>
        </table:table-row>
        <table:table-row table:style-name="ro1">
          <table:table-cell table:style-name="ce18"/>
          <table:table-cell table:style-name="ce22" office:value-type="string" calcext:value-type="string">
            <text:p>DateTime</text:p>
          </table:table-cell>
          <table:table-cell table:style-name="ce22" office:value-type="string" calcext:value-type="string">
            <text:p>PID</text:p>
          </table:table-cell>
          <table:table-cell table:style-name="ce22" office:value-type="string" calcext:value-type="string">
            <text:p>TID</text:p>
          </table:table-cell>
          <table:table-cell table:style-name="ce22" office:value-type="string" calcext:value-type="string">
            <text:p>Priority</text:p>
          </table:table-cell>
          <table:table-cell table:style-name="ce22" office:value-type="string" calcext:value-type="string">
            <text:p>Tag</text:p>
          </table:table-cell>
          <table:table-cell table:style-name="ce22" office:value-type="string" calcext:value-type="string">
            <text:p>Messag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Timestamp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</text:p>
          </table:table-cell>
          <table:table-cell office:value-type="float" office:value="640807" calcext:value-type="float">
            <text:p>64080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office:value-type="float" office:value="1520126" calcext:value-type="float">
            <text:p>1520126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entropy</text:p>
          </table:table-cell>
          <table:table-cell office:value-type="float" office:value="2.58279445389338" calcext:value-type="float">
            <text:p>2,58279445389338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average</text:p>
          </table:table-cell>
          <table:table-cell office:value-type="float" office:value="0.0577144379573713" calcext:value-type="float">
            <text:p>0,05771443795737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max</text:p>
          </table:table-cell>
          <table:table-cell office:value-type="float" office:value="1283542" calcext:value-type="float">
            <text:p>1283542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standard deviation</text:p>
          </table:table-cell>
          <table:table-cell office:value-type="float" office:value="4.07847368186398" calcext:value-type="float">
            <text:p>4,07847368186398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Delta time in seconds statistics variance</text:p>
          </table:table-cell>
          <table:table-cell office:value-type="float" office:value="16.6339475736571" calcext:value-type="float">
            <text:p>16,633947573657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ewest date</text:p>
          </table:table-cell>
          <table:table-cell office:value-type="string" calcext:value-type="string">
            <text:p>12-18 19:53:49,423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Oldest date</text:p>
          </table:table-cell>
          <table:table-cell office:value-type="string" calcext:value-type="string">
            <text:p>12-17 19:31:36,2630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imestamp entropy</text:p>
          </table:table-cell>
          <table:table-cell office:value-type="float" office:value="18.6615106444549" calcext:value-type="float">
            <text:p>18,6615106444549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Numeric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643" calcext:value-type="float">
            <text:p>643</text:p>
          </table:table-cell>
          <table:table-cell office:value-type="float" office:value="7949" calcext:value-type="float">
            <text:p>794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520126" calcext:value-type="float">
            <text:p>152012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ntropy</text:p>
          </table:table-cell>
          <table:table-cell office:value-type="string" calcext:value-type="string">
            <text:p>-</text:p>
          </table:table-cell>
          <table:table-cell office:value-type="float" office:value="3.82060662264674" calcext:value-type="float">
            <text:p>3,82060662264674</text:p>
          </table:table-cell>
          <table:table-cell office:value-type="float" office:value="6.69500696067797" calcext:value-type="float">
            <text:p>6,6950069606779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average</text:p>
          </table:table-cell>
          <table:table-cell office:value-type="string" calcext:value-type="string">
            <text:p>-</text:p>
          </table:table-cell>
          <table:table-cell office:value-type="float" office:value="3693.92078156679" calcext:value-type="float">
            <text:p>3693,92078156679</text:p>
          </table:table-cell>
          <table:table-cell office:value-type="float" office:value="7557.90135422985" calcext:value-type="float">
            <text:p>7557,9013542298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max</text:p>
          </table:table-cell>
          <table:table-cell office:value-type="string" calcext:value-type="string">
            <text:p>-</text:p>
          </table:table-cell>
          <table:table-cell office:value-type="float" office:value="32720" calcext:value-type="float">
            <text:p>32720</text:p>
          </table:table-cell>
          <table:table-cell office:value-type="float" office:value="32767" calcext:value-type="float">
            <text:p>3276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min</text:p>
          </table:table-cell>
          <table:table-cell office:value-type="string" calcext:value-type="string">
            <text:p>-</text:p>
          </table:table-cell>
          <table:table-cell office:value-type="float" office:value="521" calcext:value-type="float">
            <text:p>521</text:p>
          </table:table-cell>
          <table:table-cell office:value-type="float" office:value="362" calcext:value-type="float">
            <text:p>36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5143.47896839335" calcext:value-type="float">
            <text:p>5143,47896839335</text:p>
          </table:table-cell>
          <table:table-cell office:value-type="float" office:value="9241.6003296372" calcext:value-type="float">
            <text:p>9241,600329637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Number statistics variance</text:p>
          </table:table-cell>
          <table:table-cell office:value-type="string" calcext:value-type="string">
            <text:p>-</text:p>
          </table:table-cell>
          <table:table-cell office:value-type="float" office:value="26455375.8983047" calcext:value-type="float">
            <text:p>26455375,8983047</text:p>
          </table:table-cell>
          <table:table-cell office:value-type="float" office:value="85407176.6527503" calcext:value-type="float">
            <text:p>85407176,652750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StringResults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7032476293634" calcext:value-type="float">
            <text:p>1,7032476293634</text:p>
          </table:table-cell>
          <table:table-cell office:value-type="float" office:value="4.94203709107529" calcext:value-type="float">
            <text:p>4,94203709107529</text:p>
          </table:table-cell>
          <table:table-cell office:value-type="float" office:value="5.52219152580104" calcext:value-type="float">
            <text:p>5,5221915258010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783152865843085" calcext:value-type="float">
            <text:p>0,783152865843085</text:p>
          </table:table-cell>
          <table:table-cell office:value-type="float" office:value="4.75989518031891" calcext:value-type="float">
            <text:p>4,7598951803189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67842725060693" calcext:value-type="float">
            <text:p>1,67842725060693</text:p>
          </table:table-cell>
          <table:table-cell office:value-type="float" office:value="5.44091826117423" calcext:value-type="float">
            <text:p>5,44091826117423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81711803557995" calcext:value-type="float">
            <text:p>2,81711803557995</text:p>
          </table:table-cell>
          <table:table-cell office:value-type="float" office:value="29.6035915247792" calcext:value-type="float">
            <text:p>29,6035915247792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089" calcext:value-type="float">
            <text:p>1089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754" calcext:value-type="float">
            <text:p>1754</text:p>
          </table:table-cell>
          <table:table-cell office:value-type="float" office:value="263724" calcext:value-type="float">
            <text:p>26372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762" calcext:value-type="float">
            <text:p>1762</text:p>
          </table:table-cell>
          <table:table-cell office:value-type="float" office:value="278953" calcext:value-type="float">
            <text:p>278953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20126" calcext:value-type="float">
            <text:p>1520126</text:p>
          </table:table-cell>
          <table:table-cell office:value-type="float" office:value="1516709" calcext:value-type="float">
            <text:p>1516709</text:p>
          </table:table-cell>
          <table:table-cell office:value-type="float" office:value="1452399" calcext:value-type="float">
            <text:p>1452399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417" calcext:value-type="float">
            <text:p>3417</text:p>
          </table:table-cell>
          <table:table-cell office:value-type="float" office:value="67727" calcext:value-type="float">
            <text:p>6772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.0009968952515" calcext:value-type="float">
            <text:p>16,0009968952515</text:p>
          </table:table-cell>
          <table:table-cell office:value-type="float" office:value="73.2083931481638" calcext:value-type="float">
            <text:p>73,208393148163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050" calcext:value-type="float">
            <text:p>405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34960307464986" calcext:value-type="float">
            <text:p>7,34960307464986</text:p>
          </table:table-cell>
          <table:table-cell office:value-type="float" office:value="72.088511572164" calcext:value-type="float">
            <text:p>72,08851157216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4.0166653549027" calcext:value-type="float">
            <text:p>54,0166653549027</text:p>
          </table:table-cell>
          <table:table-cell office:value-type="float" office:value="5196.75350069002" calcext:value-type="float">
            <text:p>5196,75350069002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7032476293634" calcext:value-type="float">
            <text:p>1,7032476293634</text:p>
          </table:table-cell>
          <table:table-cell office:value-type="float" office:value="7.22533969134308" calcext:value-type="float">
            <text:p>7,22533969134308</text:p>
          </table:table-cell>
          <table:table-cell office:value-type="float" office:value="12.5446590158554" calcext:value-type="float">
            <text:p>12,544659015855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7032476293634" calcext:value-type="float">
            <text:p>1,7032476293634</text:p>
          </table:table-cell>
          <table:table-cell office:value-type="float" office:value="5.06947698582814" calcext:value-type="float">
            <text:p>5,06947698582814</text:p>
          </table:table-cell>
          <table:table-cell office:value-type="float" office:value="11.4232718364188" calcext:value-type="float">
            <text:p>11,423271836418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.0009968952515" calcext:value-type="float">
            <text:p>16,0009968952515</text:p>
          </table:table-cell>
          <table:table-cell office:value-type="float" office:value="73.2083931481638" calcext:value-type="float">
            <text:p>73,208393148163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050" calcext:value-type="float">
            <text:p>405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34960307464986" calcext:value-type="float">
            <text:p>7,34960307464986</text:p>
          </table:table-cell>
          <table:table-cell office:value-type="float" office:value="72.088511572164" calcext:value-type="float">
            <text:p>72,08851157216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4.0166653549027" calcext:value-type="float">
            <text:p>54,0166653549027</text:p>
          </table:table-cell>
          <table:table-cell office:value-type="float" office:value="5196.75350069002" calcext:value-type="float">
            <text:p>5196,7535006900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Execution call tracker</text:p>
          </table:table-cell>
          <table:table-cell table:style-name="ce21" table:number-columns-repeated="6"/>
          <table:table-cell table:style-name="ce12" table:number-columns-repeated="1017"/>
        </table:table-row>
        <table:table-row table:style-name="ro1">
          <table:table-cell table:style-name="ce18" office:value-type="string" calcext:value-type="string">
            <text:p>Function name</text:p>
          </table:table-cell>
          <table:table-cell table:style-name="ce8" office:value-type="string" calcext:value-type="string">
            <text:p>Execution time</text:p>
          </table:table-cell>
          <table:table-cell table:style-name="ce22" table:number-columns-repeated="4"/>
          <table:table-cell table:style-name="ce22" office:value-type="string" calcext:value-type="string">
            <text:p>Call count</text:p>
          </table:table-cell>
          <table:table-cell table:style-name="ce12" table:number-columns-repeated="1017"/>
        </table:table-row>
        <table:table-row table:style-name="ro1">
          <table:table-cell table:style-name="ce19"/>
          <table:table-cell table:style-name="ce15" office:value-type="string" calcext:value-type="string">
            <text:p>Median in seconds</text:p>
          </table:table-cell>
          <table:table-cell table:style-name="ce15" office:value-type="string" calcext:value-type="string">
            <text:p>Mean in seconds</text:p>
          </table:table-cell>
          <table:table-cell table:style-name="ce15" office:value-type="string" calcext:value-type="string">
            <text:p>Min in seconds</text:p>
          </table:table-cell>
          <table:table-cell table:style-name="ce15" office:value-type="string" calcext:value-type="string">
            <text:p>Max in seconds</text:p>
          </table:table-cell>
          <table:table-cell table:style-name="ce15" office:value-type="string" calcext:value-type="string">
            <text:p>Standard deviation in seconds </text:p>
          </table:table-cell>
          <table:table-cell table:style-name="ce15"/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Getdescription emit columnar statistics</text:p>
          </table:table-cell>
          <table:table-cell table:number-columns-repeated="4" table:style-name="ce10" office:value-type="float" office:value="367.777459" calcext:value-type="float">
            <text:p>3,68E+02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process</text:p>
          </table:table-cell>
          <table:table-cell table:style-name="ce10" office:value-type="float" office:value="79.913736" calcext:value-type="float">
            <text:p>7,99E+01</text:p>
          </table:table-cell>
          <table:table-cell table:style-name="ce10" office:value-type="float" office:value="102.021701" calcext:value-type="float">
            <text:p>1,02E+02</text:p>
          </table:table-cell>
          <table:table-cell table:style-name="ce10" office:value-type="float" office:value="57.936893" calcext:value-type="float">
            <text:p>5,79E+01</text:p>
          </table:table-cell>
          <table:table-cell table:style-name="ce10" office:value-type="float" office:value="168.214474" calcext:value-type="float">
            <text:p>1,68E+02</text:p>
          </table:table-cell>
          <table:table-cell table:style-name="ce10" office:value-type="float" office:value="58.3682945196603" calcext:value-type="float">
            <text:p>5,84E+01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process</text:p>
          </table:table-cell>
          <table:table-cell table:number-columns-repeated="4" table:style-name="ce10" office:value-type="float" office:value="42.189298" calcext:value-type="float">
            <text:p>4,22E+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upleprocessor.process</text:p>
          </table:table-cell>
          <table:table-cell table:number-columns-repeated="4" table:style-name="ce10" office:value-type="float" office:value="27.276281" calcext:value-type="float">
            <text:p>2,73E+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upleprocessor. calculate tuple entropy</text:p>
          </table:table-cell>
          <table:table-cell table:number-columns-repeated="4" table:style-name="ce10" office:value-type="float" office:value="27.276001" calcext:value-type="float">
            <text:p>2,73E+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 get delta time in seconds statistics</text:p>
          </table:table-cell>
          <table:table-cell table:number-columns-repeated="4" table:style-name="ce10" office:value-type="float" office:value="25.572719" calcext:value-type="float">
            <text:p>2,56E+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distinct characters count</text:p>
          </table:table-cell>
          <table:table-cell table:style-name="ce10" office:value-type="float" office:value="23.274568" calcext:value-type="float">
            <text:p>2,33E+01</text:p>
          </table:table-cell>
          <table:table-cell table:style-name="ce10" office:value-type="float" office:value="39.5903716666667" calcext:value-type="float">
            <text:p>3,96E+01</text:p>
          </table:table-cell>
          <table:table-cell table:style-name="ce10" office:value-type="float" office:value="2.510588" calcext:value-type="float">
            <text:p>2,51E+00</text:p>
          </table:table-cell>
          <table:table-cell table:style-name="ce10" office:value-type="float" office:value="92.985959" calcext:value-type="float">
            <text:p>9,30E+01</text:p>
          </table:table-cell>
          <table:table-cell table:style-name="ce10" office:value-type="float" office:value="47.3930614791218" calcext:value-type="float">
            <text:p>4,74E+01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atefulworkflowbreakercheckpointer.checkpoint</text:p>
          </table:table-cell>
          <table:table-cell table:number-columns-repeated="4" table:style-name="ce10" office:value-type="float" office:value="19.882673" calcext:value-type="float">
            <text:p>1,99E+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Numericprocessor.process</text:p>
          </table:table-cell>
          <table:table-cell table:number-columns-repeated="2" table:style-name="ce10" office:value-type="float" office:value="9.6608755" calcext:value-type="float">
            <text:p>9,66E+00</text:p>
          </table:table-cell>
          <table:table-cell table:style-name="ce10" office:value-type="float" office:value="9.573316" calcext:value-type="float">
            <text:p>9,57E+00</text:p>
          </table:table-cell>
          <table:table-cell table:style-name="ce10" office:value-type="float" office:value="9.748435" calcext:value-type="float">
            <text:p>9,75E+00</text:p>
          </table:table-cell>
          <table:table-cell table:style-name="ce10" office:value-type="float" office:value="0.123827832414607" calcext:value-type="float">
            <text:p>1,24E-01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characters entropy</text:p>
          </table:table-cell>
          <table:table-cell table:style-name="ce10" office:value-type="float" office:value="8.595858" calcext:value-type="float">
            <text:p>8,60E+00</text:p>
          </table:table-cell>
          <table:table-cell table:style-name="ce10" office:value-type="float" office:value="14.7243793333333" calcext:value-type="float">
            <text:p>1,47E+01</text:p>
          </table:table-cell>
          <table:table-cell table:style-name="ce10" office:value-type="float" office:value="0.813766" calcext:value-type="float">
            <text:p>8,14E-01</text:p>
          </table:table-cell>
          <table:table-cell table:style-name="ce10" office:value-type="float" office:value="34.763514" calcext:value-type="float">
            <text:p>3,48E+01</text:p>
          </table:table-cell>
          <table:table-cell table:style-name="ce10" office:value-type="float" office:value="17.7852587165809" calcext:value-type="float">
            <text:p>1,78E+01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get message length statistics</text:p>
          </table:table-cell>
          <table:table-cell table:style-name="ce10" office:value-type="float" office:value="6.016886" calcext:value-type="float">
            <text:p>6,02E+00</text:p>
          </table:table-cell>
          <table:table-cell table:style-name="ce10" office:value-type="float" office:value="6.03198733333333" calcext:value-type="float">
            <text:p>6,03E+00</text:p>
          </table:table-cell>
          <table:table-cell table:style-name="ce10" office:value-type="float" office:value="6.004895" calcext:value-type="float">
            <text:p>6,00E+00</text:p>
          </table:table-cell>
          <table:table-cell table:style-name="ce10" office:value-type="float" office:value="6.074181" calcext:value-type="float">
            <text:p>6,07E+00</text:p>
          </table:table-cell>
          <table:table-cell table:style-name="ce10" office:value-type="float" office:value="0.0370293822569771" calcext:value-type="float">
            <text:p>3,70E-02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get count blank spaces statistics</text:p>
          </table:table-cell>
          <table:table-cell table:style-name="ce10" office:value-type="float" office:value="5.47102" calcext:value-type="float">
            <text:p>5,47E+00</text:p>
          </table:table-cell>
          <table:table-cell table:style-name="ce10" office:value-type="float" office:value="5.35647866666667" calcext:value-type="float">
            <text:p>5,36E+00</text:p>
          </table:table-cell>
          <table:table-cell table:style-name="ce10" office:value-type="float" office:value="5.11288" calcext:value-type="float">
            <text:p>5,11E+00</text:p>
          </table:table-cell>
          <table:table-cell table:style-name="ce10" office:value-type="float" office:value="5.485536" calcext:value-type="float">
            <text:p>5,49E+00</text:p>
          </table:table-cell>
          <table:table-cell table:style-name="ce10" office:value-type="float" office:value="0.211087449568499" calcext:value-type="float">
            <text:p>2,11E-01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number statistics</text:p>
          </table:table-cell>
          <table:table-cell table:style-name="ce10" office:value-type="float" office:value="5.4689755" calcext:value-type="float">
            <text:p>5,47E+00</text:p>
          </table:table-cell>
          <table:table-cell table:style-name="ce10" office:value-type="float" office:value="11.48870375" calcext:value-type="float">
            <text:p>1,15E+01</text:p>
          </table:table-cell>
          <table:table-cell table:style-name="ce10" office:value-type="float" office:value="4.999167" calcext:value-type="float">
            <text:p>5,00E+00</text:p>
          </table:table-cell>
          <table:table-cell table:style-name="ce10" office:value-type="float" office:value="57.395208" calcext:value-type="float">
            <text:p>5,74E+01</text:p>
          </table:table-cell>
          <table:table-cell table:style-name="ce10" office:value-type="float" office:value="15.5711323672518" calcext:value-type="float">
            <text:p>1,56E+01</text:p>
          </table:table-cell>
          <table:table-cell table:style-name="ce11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get words length statistics</text:p>
          </table:table-cell>
          <table:table-cell table:style-name="ce10" office:value-type="float" office:value="5.280507" calcext:value-type="float">
            <text:p>5,28E+00</text:p>
          </table:table-cell>
          <table:table-cell table:style-name="ce10" office:value-type="float" office:value="22.5660306666667" calcext:value-type="float">
            <text:p>2,26E+01</text:p>
          </table:table-cell>
          <table:table-cell table:style-name="ce10" office:value-type="float" office:value="5.010913" calcext:value-type="float">
            <text:p>5,01E+00</text:p>
          </table:table-cell>
          <table:table-cell table:style-name="ce10" office:value-type="float" office:value="57.406672" calcext:value-type="float">
            <text:p>5,74E+01</text:p>
          </table:table-cell>
          <table:table-cell table:style-name="ce10" office:value-type="float" office:value="30.1731815793378" calcext:value-type="float">
            <text:p>3,02E+01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 calculate distinct rows count</text:p>
          </table:table-cell>
          <table:table-cell table:number-columns-repeated="4" table:style-name="ce10" office:value-type="float" office:value="4.897517" calcext:value-type="float">
            <text:p>4,90E+00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distinct words count</text:p>
          </table:table-cell>
          <table:table-cell table:style-name="ce10" office:value-type="float" office:value="3.643468" calcext:value-type="float">
            <text:p>3,64E+00</text:p>
          </table:table-cell>
          <table:table-cell table:style-name="ce10" office:value-type="float" office:value="6.03751766666667" calcext:value-type="float">
            <text:p>6,04E+00</text:p>
          </table:table-cell>
          <table:table-cell table:style-name="ce10" office:value-type="float" office:value="2.601409" calcext:value-type="float">
            <text:p>2,60E+00</text:p>
          </table:table-cell>
          <table:table-cell table:style-name="ce10" office:value-type="float" office:value="11.867676" calcext:value-type="float">
            <text:p>1,19E+01</text:p>
          </table:table-cell>
          <table:table-cell table:style-name="ce10" office:value-type="float" office:value="5.07587740037841" calcext:value-type="float">
            <text:p>5,08E+00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 calculate timestamp entropy</text:p>
          </table:table-cell>
          <table:table-cell table:number-columns-repeated="4" table:style-name="ce10" office:value-type="float" office:value="3.015273" calcext:value-type="float">
            <text:p>3,02E+00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variance</text:p>
          </table:table-cell>
          <table:table-cell table:style-name="ce10" office:value-type="float" office:value="1.7684595" calcext:value-type="float">
            <text:p>1,77E+00</text:p>
          </table:table-cell>
          <table:table-cell table:style-name="ce10" office:value-type="float" office:value="1.78420308333333" calcext:value-type="float">
            <text:p>1,78E+00</text:p>
          </table:table-cell>
          <table:table-cell table:style-name="ce10" office:value-type="float" office:value="1.650352" calcext:value-type="float">
            <text:p>1,65E+00</text:p>
          </table:table-cell>
          <table:table-cell table:style-name="ce10" office:value-type="float" office:value="1.910766" calcext:value-type="float">
            <text:p>1,91E+00</text:p>
          </table:table-cell>
          <table:table-cell table:style-name="ce10" office:value-type="float" office:value="0.0907758522660558" calcext:value-type="float">
            <text:p>9,08E-02</text:p>
          </table:table-cell>
          <table:table-cell table:style-name="ce11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Numericprocessor. calculate distinct rows count</text:p>
          </table:table-cell>
          <table:table-cell table:number-columns-repeated="2" table:style-name="ce10" office:value-type="float" office:value="1.3989315" calcext:value-type="float">
            <text:p>1,40E+00</text:p>
          </table:table-cell>
          <table:table-cell table:style-name="ce10" office:value-type="float" office:value="1.398709" calcext:value-type="float">
            <text:p>1,40E+00</text:p>
          </table:table-cell>
          <table:table-cell table:style-name="ce10" office:value-type="float" office:value="1.399154" calcext:value-type="float">
            <text:p>1,40E+00</text:p>
          </table:table-cell>
          <table:table-cell table:style-name="ce10" office:value-type="float" office:value="0.000314662517628034" calcext:value-type="float">
            <text:p>3,15E-04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distinct messages count</text:p>
          </table:table-cell>
          <table:table-cell table:style-name="ce10" office:value-type="float" office:value="1.285752" calcext:value-type="float">
            <text:p>1,29E+00</text:p>
          </table:table-cell>
          <table:table-cell table:style-name="ce10" office:value-type="float" office:value="1.696175" calcext:value-type="float">
            <text:p>1,70E+00</text:p>
          </table:table-cell>
          <table:table-cell table:style-name="ce10" office:value-type="float" office:value="1.25943" calcext:value-type="float">
            <text:p>1,26E+00</text:p>
          </table:table-cell>
          <table:table-cell table:style-name="ce10" office:value-type="float" office:value="2.543343" calcext:value-type="float">
            <text:p>2,54E+00</text:p>
          </table:table-cell>
          <table:table-cell table:style-name="ce10" office:value-type="float" office:value="0.733787044781386" calcext:value-type="float">
            <text:p>7,34E-01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words entropy</text:p>
          </table:table-cell>
          <table:table-cell table:style-name="ce10" office:value-type="float" office:value="1.265987" calcext:value-type="float">
            <text:p>1,27E+00</text:p>
          </table:table-cell>
          <table:table-cell table:style-name="ce10" office:value-type="float" office:value="2.40727333333333" calcext:value-type="float">
            <text:p>2,41E+00</text:p>
          </table:table-cell>
          <table:table-cell table:style-name="ce10" office:value-type="float" office:value="0.787277" calcext:value-type="float">
            <text:p>7,87E-01</text:p>
          </table:table-cell>
          <table:table-cell table:style-name="ce10" office:value-type="float" office:value="5.168556" calcext:value-type="float">
            <text:p>5,17E+00</text:p>
          </table:table-cell>
          <table:table-cell table:style-name="ce10" office:value-type="float" office:value="2.40328988887116" calcext:value-type="float">
            <text:p>2,40E+00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min max</text:p>
          </table:table-cell>
          <table:table-cell table:style-name="ce10" office:value-type="float" office:value="1.239125" calcext:value-type="float">
            <text:p>1,24E+00</text:p>
          </table:table-cell>
          <table:table-cell table:style-name="ce10" office:value-type="float" office:value="5.32472476923077" calcext:value-type="float">
            <text:p>5,32E+00</text:p>
          </table:table-cell>
          <table:table-cell table:style-name="ce10" office:value-type="float" office:value="1.128403" calcext:value-type="float">
            <text:p>1,13E+00</text:p>
          </table:table-cell>
          <table:table-cell table:style-name="ce10" office:value-type="float" office:value="53.292337" calcext:value-type="float">
            <text:p>5,33E+01</text:p>
          </table:table-cell>
          <table:table-cell table:style-name="ce10" office:value-type="float" office:value="14.417032484505" calcext:value-type="float">
            <text:p>1,44E+01</text:p>
          </table:table-cell>
          <table:table-cell table:style-name="ce11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average count</text:p>
          </table:table-cell>
          <table:table-cell table:style-name="ce10" office:value-type="float" office:value="1.1644575" calcext:value-type="float">
            <text:p>1,16E+00</text:p>
          </table:table-cell>
          <table:table-cell table:style-name="ce10" office:value-type="float" office:value="1.16272608333333" calcext:value-type="float">
            <text:p>1,16E+00</text:p>
          </table:table-cell>
          <table:table-cell table:style-name="ce10" office:value-type="float" office:value="0.984449" calcext:value-type="float">
            <text:p>9,84E-01</text:p>
          </table:table-cell>
          <table:table-cell table:style-name="ce10" office:value-type="float" office:value="1.281719" calcext:value-type="float">
            <text:p>1,28E+00</text:p>
          </table:table-cell>
          <table:table-cell table:style-name="ce10" office:value-type="float" office:value="0.0776009452138525" calcext:value-type="float">
            <text:p>7,76E-02</text:p>
          </table:table-cell>
          <table:table-cell table:style-name="ce11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Columnstatisticscalculator.calculate entropy</text:p>
          </table:table-cell>
          <table:table-cell table:style-name="ce10" office:value-type="float" office:value="1.07995" calcext:value-type="float">
            <text:p>1,08E+00</text:p>
          </table:table-cell>
          <table:table-cell table:style-name="ce10" office:value-type="float" office:value="6.25028764285714" calcext:value-type="float">
            <text:p>6,25E+00</text:p>
          </table:table-cell>
          <table:table-cell table:style-name="ce10" office:value-type="float" office:value="0.78724" calcext:value-type="float">
            <text:p>7,87E-01</text:p>
          </table:table-cell>
          <table:table-cell table:style-name="ce10" office:value-type="float" office:value="34.763485" calcext:value-type="float">
            <text:p>3,48E+01</text:p>
          </table:table-cell>
          <table:table-cell table:style-name="ce10" office:value-type="float" office:value="10.8284366951981" calcext:value-type="float">
            <text:p>1,08E+01</text:p>
          </table:table-cell>
          <table:table-cell table:style-name="ce11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 calculate delta time in seconds entropy</text:p>
          </table:table-cell>
          <table:table-cell table:number-columns-repeated="4" table:style-name="ce10" office:value-type="float" office:value="0.832795" calcext:value-type="float">
            <text:p>8,33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messages entropy</text:p>
          </table:table-cell>
          <table:table-cell table:style-name="ce10" office:value-type="float" office:value="0.807169" calcext:value-type="float">
            <text:p>8,07E-01</text:p>
          </table:table-cell>
          <table:table-cell table:style-name="ce10" office:value-type="float" office:value="1.08078866666667" calcext:value-type="float">
            <text:p>1,08E+00</text:p>
          </table:table-cell>
          <table:table-cell table:style-name="ce10" office:value-type="float" office:value="0.796811" calcext:value-type="float">
            <text:p>7,97E-01</text:p>
          </table:table-cell>
          <table:table-cell table:style-name="ce10" office:value-type="float" office:value="1.638386" calcext:value-type="float">
            <text:p>1,64E+00</text:p>
          </table:table-cell>
          <table:table-cell table:style-name="ce10" office:value-type="float" office:value="0.482921227164776" calcext:value-type="float">
            <text:p>4,83E-01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 calculate null rows count</text:p>
          </table:table-cell>
          <table:table-cell table:number-columns-repeated="4" table:style-name="ce10" office:value-type="float" office:value="0.619796" calcext:value-type="float">
            <text:p>6,20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null rows count</text:p>
          </table:table-cell>
          <table:table-cell table:style-name="ce10" office:value-type="float" office:value="0.537293" calcext:value-type="float">
            <text:p>5,37E-01</text:p>
          </table:table-cell>
          <table:table-cell table:style-name="ce10" office:value-type="float" office:value="0.533895666666667" calcext:value-type="float">
            <text:p>5,34E-01</text:p>
          </table:table-cell>
          <table:table-cell table:style-name="ce10" office:value-type="float" office:value="0.516062" calcext:value-type="float">
            <text:p>5,16E-01</text:p>
          </table:table-cell>
          <table:table-cell table:style-name="ce10" office:value-type="float" office:value="0.548332" calcext:value-type="float">
            <text:p>5,48E-01</text:p>
          </table:table-cell>
          <table:table-cell table:style-name="ce10" office:value-type="float" office:value="0.0164010557688623" calcext:value-type="float">
            <text:p>1,64E-02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Numericprocessor. calculate null rows count</text:p>
          </table:table-cell>
          <table:table-cell table:number-columns-repeated="2" table:style-name="ce10" office:value-type="float" office:value="0.509333" calcext:value-type="float">
            <text:p>5,09E-01</text:p>
          </table:table-cell>
          <table:table-cell table:style-name="ce10" office:value-type="float" office:value="0.498413" calcext:value-type="float">
            <text:p>4,98E-01</text:p>
          </table:table-cell>
          <table:table-cell table:style-name="ce10" office:value-type="float" office:value="0.520253" calcext:value-type="float">
            <text:p>5,20E-01</text:p>
          </table:table-cell>
          <table:table-cell table:style-name="ce10" office:value-type="float" office:value="0.0154432121011142" calcext:value-type="float">
            <text:p>1,54E-02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Timestampprocessor. calculate not null rows count</text:p>
          </table:table-cell>
          <table:table-cell table:number-columns-repeated="4" table:style-name="ce10" office:value-type="float" office:value="0.38275" calcext:value-type="float">
            <text:p>3,83E-01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Stringprocessor. calculate not null rows count</text:p>
          </table:table-cell>
          <table:table-cell table:style-name="ce10" office:value-type="float" office:value="0.270041" calcext:value-type="float">
            <text:p>2,70E-01</text:p>
          </table:table-cell>
          <table:table-cell table:style-name="ce10" office:value-type="float" office:value="0.283576" calcext:value-type="float">
            <text:p>2,84E-01</text:p>
          </table:table-cell>
          <table:table-cell table:style-name="ce10" office:value-type="float" office:value="0.260508" calcext:value-type="float">
            <text:p>2,61E-01</text:p>
          </table:table-cell>
          <table:table-cell table:style-name="ce10" office:value-type="float" office:value="0.320179" calcext:value-type="float">
            <text:p>3,20E-01</text:p>
          </table:table-cell>
          <table:table-cell table:style-name="ce10" office:value-type="float" office:value="0.0320554867222446" calcext:value-type="float">
            <text:p>3,21E-02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Numericprocessor. calculate not null rows count</text:p>
          </table:table-cell>
          <table:table-cell table:number-columns-repeated="2" table:style-name="ce10" office:value-type="float" office:value="0.2657625" calcext:value-type="float">
            <text:p>2,66E-01</text:p>
          </table:table-cell>
          <table:table-cell table:style-name="ce10" office:value-type="float" office:value="0.244087" calcext:value-type="float">
            <text:p>2,44E-01</text:p>
          </table:table-cell>
          <table:table-cell table:style-name="ce10" office:value-type="float" office:value="0.287438" calcext:value-type="float">
            <text:p>2,87E-01</text:p>
          </table:table-cell>
          <table:table-cell table:style-name="ce10" office:value-type="float" office:value="0.030653786071218" calcext:value-type="float">
            <text:p>3,07E-02</text:p>
          </table:table-cell>
          <table:table-cell table:style-name="ce11"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19" office:value-type="string" calcext:value-type="string">
            <text:p>Columnstatisticscalculator. calculate standard deviation</text:p>
          </table:table-cell>
          <table:table-cell table:style-name="ce10" office:value-type="float" office:value="0.000005" calcext:value-type="float">
            <text:p>5,00E-06</text:p>
          </table:table-cell>
          <table:table-cell table:style-name="ce10" office:value-type="float" office:value="0.00000591666666666667" calcext:value-type="float">
            <text:p>5,92E-06</text:p>
          </table:table-cell>
          <table:table-cell table:style-name="ce10" office:value-type="float" office:value="0.000003" calcext:value-type="float">
            <text:p>3,00E-06</text:p>
          </table:table-cell>
          <table:table-cell table:style-name="ce10" office:value-type="float" office:value="0.000015" calcext:value-type="float">
            <text:p>1,50E-05</text:p>
          </table:table-cell>
          <table:table-cell table:style-name="ce10" office:value-type="float" office:value="0.00000328794860978788" calcext:value-type="float">
            <text:p>3,29E-06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ostra de 10e3 files'.A59:'Mostra de 10e3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Mostra de 10e4 files'.A59:'Mostra de 10e4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59:'Mostra de 10e5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59:'Mostra de 10e6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Conjunt de dades complet'.A59:'Conjunt de dades complet'.G9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7:48:51.580073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07:52:46.764037592</dc:date>
    <meta:editing-duration>PT31M8S</meta:editing-duration>
    <meta:editing-cycles>35</meta:editing-cycles>
    <meta:document-statistic meta:table-count="5" meta:cell-count="2831" meta:object-count="0"/>
  </office:meta>
</office:document-meta>
</file>